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layout-cache" manifest:media-type="application/binary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611in" fo:margin-left="-0.3778in" table:align="left"/>
    </style:style>
    <style:style style:name="Table1.A" style:family="table-column">
      <style:table-column-properties style:column-width="1.8903in"/>
    </style:style>
    <style:style style:name="Table1.A1" style:family="table-cell">
      <style:table-cell-properties fo:background-color="#00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00cc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background-color="#00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7.5611in" fo:margin-left="-0.3778in" table:align="left"/>
    </style:style>
    <style:style style:name="Table2.A" style:family="table-column">
      <style:table-column-properties style:column-width="1.8903in"/>
    </style:style>
    <style:style style:name="Table2.A1" style:family="table-cell">
      <style:table-cell-properties fo:background-color="#00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00ccff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D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D4" style:family="table-cell">
      <style:table-cell-properties fo:background-color="#00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fo:color="#cccccc" fo:font-size="8pt" officeooo:rsid="00335fd6" officeooo:paragraph-rsid="00335fd6" style:font-size-asian="8pt" style:font-size-complex="8pt"/>
    </style:style>
    <style:style style:name="P2" style:family="paragraph" style:parent-style-name="Standard">
      <style:text-properties fo:font-style="italic" officeooo:paragraph-rsid="001052b1" style:font-style-asian="italic" style:font-style-complex="italic"/>
    </style:style>
    <style:style style:name="P3" style:family="paragraph" style:parent-style-name="Standard">
      <style:text-properties fo:font-style="italic" officeooo:paragraph-rsid="007465d0" style:font-style-asian="italic" style:font-style-complex="italic"/>
    </style:style>
    <style:style style:name="P4" style:family="paragraph" style:parent-style-name="Standard">
      <style:text-properties fo:font-style="normal" officeooo:paragraph-rsid="002bffcf" style:font-style-asian="normal" style:font-style-complex="normal"/>
    </style:style>
    <style:style style:name="P5" style:family="paragraph" style:parent-style-name="Standard">
      <style:text-properties fo:font-style="normal" officeooo:paragraph-rsid="000a3ddf" style:font-style-asian="normal" style:font-style-complex="normal"/>
    </style:style>
    <style:style style:name="P6" style:family="paragraph" style:parent-style-name="Standard">
      <style:text-properties fo:font-style="normal" officeooo:paragraph-rsid="002b1468" style:font-style-asian="normal" style:font-style-complex="normal"/>
    </style:style>
    <style:style style:name="P7" style:family="paragraph" style:parent-style-name="Standard">
      <style:text-properties fo:font-style="normal" officeooo:paragraph-rsid="001052b1" style:font-style-asian="normal" style:font-style-complex="normal"/>
    </style:style>
    <style:style style:name="P8" style:family="paragraph" style:parent-style-name="Standard">
      <style:text-properties fo:font-style="normal" officeooo:paragraph-rsid="00096866" style:font-style-asian="normal" style:font-style-complex="normal"/>
    </style:style>
    <style:style style:name="P9" style:family="paragraph" style:parent-style-name="Standard">
      <style:text-properties fo:font-style="normal" officeooo:paragraph-rsid="0004246b" style:font-style-asian="normal" style:font-style-complex="normal"/>
    </style:style>
    <style:style style:name="P10" style:family="paragraph" style:parent-style-name="Standard">
      <style:text-properties fo:font-style="normal" officeooo:paragraph-rsid="000aefe7" style:font-style-asian="normal" style:font-style-complex="normal"/>
    </style:style>
    <style:style style:name="P11" style:family="paragraph" style:parent-style-name="Standard">
      <style:text-properties fo:font-style="normal" officeooo:paragraph-rsid="00078e06" style:font-style-asian="normal" style:font-style-complex="normal"/>
    </style:style>
    <style:style style:name="P12" style:family="paragraph" style:parent-style-name="Standard">
      <style:text-properties fo:font-style="normal" officeooo:rsid="002bffcf" officeooo:paragraph-rsid="002c9c18" style:font-style-asian="normal" style:font-style-complex="normal"/>
    </style:style>
    <style:style style:name="P13" style:family="paragraph" style:parent-style-name="Standard">
      <style:text-properties fo:font-style="normal" officeooo:rsid="00323a23" officeooo:paragraph-rsid="007465d0" style:font-style-asian="normal" style:font-style-complex="normal"/>
    </style:style>
    <style:style style:name="P14" style:family="paragraph" style:parent-style-name="Standard">
      <style:text-properties fo:font-style="normal" officeooo:rsid="0032bacb" officeooo:paragraph-rsid="007465d0" style:font-style-asian="normal" style:font-style-complex="normal"/>
    </style:style>
    <style:style style:name="P15" style:family="paragraph" style:parent-style-name="Standard">
      <style:text-properties fo:font-style="normal" officeooo:paragraph-rsid="007465d0" style:font-style-asian="normal" style:font-style-complex="normal"/>
    </style:style>
    <style:style style:name="P16" style:family="paragraph" style:parent-style-name="Standard">
      <style:text-properties style:font-name="Liberation Mono" fo:font-size="11pt" fo:font-style="normal" fo:font-weight="normal" officeooo:rsid="000ce807" officeooo:paragraph-rsid="000a3ddf" style:font-size-asian="11pt" style:font-style-asian="normal" style:font-weight-asian="normal" style:font-style-complex="normal"/>
    </style:style>
    <style:style style:name="P17" style:family="paragraph" style:parent-style-name="Standard">
      <style:text-properties style:font-name="Liberation Mono" fo:font-size="11pt" fo:font-style="normal" fo:font-weight="normal" officeooo:rsid="000ce807" officeooo:paragraph-rsid="002bffcf" style:font-size-asian="11pt" style:font-style-asian="normal" style:font-weight-asian="normal" style:font-style-complex="normal"/>
    </style:style>
    <style:style style:name="P18" style:family="paragraph" style:parent-style-name="Standard">
      <style:text-properties style:font-name="Courier 10 Pitch" fo:font-style="normal" officeooo:rsid="002c9c18" officeooo:paragraph-rsid="002c9c18" style:font-style-asian="normal" style:font-style-complex="normal"/>
    </style:style>
    <style:style style:name="P19" style:family="paragraph" style:parent-style-name="Standard">
      <style:text-properties style:font-name="Courier 10 Pitch" fo:font-style="normal" officeooo:rsid="002c9c18" officeooo:paragraph-rsid="002cd708" style:font-style-asian="normal" style:font-style-complex="normal"/>
    </style:style>
    <style:style style:name="P20" style:family="paragraph" style:parent-style-name="Standard">
      <style:text-properties style:font-name="Courier 10 Pitch" fo:font-style="normal" officeooo:rsid="002c9c18" officeooo:paragraph-rsid="007465d0" style:font-style-asian="normal" style:font-style-complex="normal"/>
    </style:style>
    <style:style style:name="P21" style:family="paragraph" style:parent-style-name="Standard">
      <style:text-properties style:font-name="Liberation Serif" fo:font-size="11pt" fo:font-style="normal" fo:font-weight="normal" officeooo:rsid="000ce807" officeooo:paragraph-rsid="002cd708" style:font-size-asian="11pt" style:font-style-asian="normal" style:font-weight-asian="normal" style:font-style-complex="normal"/>
    </style:style>
    <style:style style:name="P22" style:family="paragraph" style:parent-style-name="Standard">
      <style:text-properties style:font-name="Liberation Serif" fo:font-size="11pt" fo:font-style="normal" fo:font-weight="normal" officeooo:rsid="0040b2c7" officeooo:paragraph-rsid="0040b2c7" style:font-size-asian="11pt" style:font-style-asian="normal" style:font-weight-asian="normal" style:font-style-complex="normal"/>
    </style:style>
    <style:style style:name="P23" style:family="paragraph" style:parent-style-name="Standard">
      <style:text-properties style:font-name="Liberation Serif" fo:font-style="normal" officeooo:rsid="002cd708" officeooo:paragraph-rsid="002cd708" style:font-style-asian="normal" style:font-style-complex="normal"/>
    </style:style>
    <style:style style:name="P24" style:family="paragraph" style:parent-style-name="Standard">
      <style:text-properties style:text-position="0% 100%" officeooo:rsid="003513df" officeooo:paragraph-rsid="003e269d" style:font-size-asian="10.5pt"/>
    </style:style>
    <style:style style:name="P25" style:family="paragraph" style:parent-style-name="Standard">
      <style:text-properties style:text-position="0% 100%" fo:font-size="10pt" officeooo:rsid="005d91ec" officeooo:paragraph-rsid="005d91ec" style:font-size-asian="10pt" style:font-size-complex="10pt"/>
    </style:style>
    <style:style style:name="P26" style:family="paragraph" style:parent-style-name="Standard">
      <style:text-properties style:text-position="0% 100%" fo:font-size="10pt" officeooo:rsid="005d91ec" officeooo:paragraph-rsid="005dffc6" style:font-size-asian="10pt" style:font-size-complex="10pt"/>
    </style:style>
    <style:style style:name="P27" style:family="paragraph" style:parent-style-name="Standard">
      <style:text-properties style:text-position="0% 100%" fo:font-size="10pt" officeooo:rsid="005dffc6" officeooo:paragraph-rsid="005dffc6" style:font-size-asian="10pt" style:font-size-complex="10pt"/>
    </style:style>
    <style:style style:name="P28" style:family="paragraph" style:parent-style-name="Standard">
      <style:text-properties style:text-position="0% 100%" style:font-name="Liberation Serif" fo:font-size="10pt" officeooo:rsid="005e7df5" officeooo:paragraph-rsid="005e7df5" style:font-size-asian="10pt" style:font-size-complex="10pt"/>
    </style:style>
    <style:style style:name="P29" style:family="paragraph" style:parent-style-name="Standard">
      <style:text-properties style:text-position="0% 100%" style:font-name="Liberation Serif" fo:font-size="10pt" officeooo:rsid="005f549b" officeooo:paragraph-rsid="005f549b" style:font-size-asian="10pt" style:font-size-complex="10pt"/>
    </style:style>
    <style:style style:name="P30" style:family="paragraph" style:parent-style-name="Standard">
      <style:text-properties style:text-position="0% 100%" style:font-name="Liberation Serif" fo:font-size="10pt" fo:font-style="italic" officeooo:rsid="005dffc6" officeooo:paragraph-rsid="005dffc6" style:font-size-asian="10pt" style:font-style-asian="italic" style:font-size-complex="10pt" style:font-style-complex="italic"/>
    </style:style>
    <style:style style:name="P31" style:family="paragraph" style:parent-style-name="Standard">
      <style:text-properties style:text-position="0% 100%" style:font-name="Liberation Serif1" fo:font-size="10pt" fo:font-style="normal" officeooo:rsid="005f549b" officeooo:paragraph-rsid="005e7df5" style:font-size-asian="10pt" style:font-style-asian="normal" style:font-size-complex="10pt" style:font-style-complex="normal"/>
    </style:style>
    <style:style style:name="P32" style:family="paragraph" style:parent-style-name="Standard">
      <style:text-properties style:text-position="0% 100%" officeooo:paragraph-rsid="005dffc6"/>
    </style:style>
    <style:style style:name="P33" style:family="paragraph" style:parent-style-name="Standard">
      <style:text-properties fo:font-size="10pt" style:font-size-asian="10pt" style:font-size-complex="10pt"/>
    </style:style>
    <style:style style:name="P34" style:family="paragraph" style:parent-style-name="Standard">
      <style:text-properties fo:font-size="10pt" officeooo:rsid="005b92d4" officeooo:paragraph-rsid="005d91ec" style:font-size-asian="10pt" style:font-size-complex="10pt"/>
    </style:style>
    <style:style style:name="P35" style:family="paragraph" style:parent-style-name="Standard">
      <style:text-properties fo:font-size="10pt" officeooo:rsid="005b92d4" officeooo:paragraph-rsid="005dffc6" style:font-size-asian="10pt" style:font-size-complex="10pt"/>
    </style:style>
    <style:style style:name="P36" style:family="paragraph" style:parent-style-name="Standard">
      <style:text-properties fo:font-size="10pt" officeooo:rsid="005d91ec" officeooo:paragraph-rsid="005d91ec" style:font-size-asian="10pt" style:font-size-complex="10pt"/>
    </style:style>
    <style:style style:name="P37" style:family="paragraph" style:parent-style-name="Standard">
      <style:text-properties fo:font-size="10pt" officeooo:rsid="005d91ec" officeooo:paragraph-rsid="005dffc6" style:font-size-asian="10pt" style:font-size-complex="10pt"/>
    </style:style>
    <style:style style:name="P38" style:family="paragraph" style:parent-style-name="Standard">
      <style:text-properties fo:font-size="10pt" officeooo:rsid="005e7df5" officeooo:paragraph-rsid="005e7df5" style:font-size-asian="10pt" style:font-size-complex="10pt"/>
    </style:style>
    <style:style style:name="P39" style:family="paragraph" style:parent-style-name="Standard">
      <style:text-properties fo:font-size="10pt" officeooo:paragraph-rsid="005d91ec" style:font-size-asian="10pt" style:font-size-complex="10pt"/>
    </style:style>
    <style:style style:name="P40" style:family="paragraph" style:parent-style-name="Standard">
      <style:text-properties fo:font-size="10pt" officeooo:paragraph-rsid="005f549b" style:font-size-asian="10pt" style:font-size-complex="10pt"/>
    </style:style>
    <style:style style:name="P41" style:family="paragraph" style:parent-style-name="Standard">
      <style:text-properties fo:font-size="10pt" fo:font-weight="bold" officeooo:rsid="005d91ec" officeooo:paragraph-rsid="005d91ec" style:font-size-asian="10pt" style:font-weight-asian="bold" style:font-size-complex="10pt" style:font-weight-complex="bold"/>
    </style:style>
    <style:style style:name="P42" style:family="paragraph" style:parent-style-name="Standard">
      <style:text-properties officeooo:rsid="0034c905" officeooo:paragraph-rsid="0040b2c7"/>
    </style:style>
    <style:style style:name="P43" style:family="paragraph" style:parent-style-name="Standard">
      <style:text-properties officeooo:paragraph-rsid="005d319d"/>
    </style:style>
    <style:style style:name="P44" style:family="paragraph" style:parent-style-name="Standard">
      <style:text-properties officeooo:paragraph-rsid="005f549b"/>
    </style:style>
    <style:style style:name="P45" style:family="paragraph" style:parent-style-name="Standard">
      <style:text-properties style:text-position="super 58%" fo:font-size="10pt" officeooo:rsid="005d91ec" officeooo:paragraph-rsid="005d91ec" style:font-size-asian="10pt" style:font-size-complex="10pt"/>
    </style:style>
    <style:style style:name="P46" style:family="paragraph" style:parent-style-name="Standard">
      <style:text-properties style:text-position="super 58%" fo:font-size="10pt" officeooo:rsid="005d91ec" officeooo:paragraph-rsid="005dffc6" style:font-size-asian="10pt" style:font-size-complex="10pt"/>
    </style:style>
    <style:style style:name="P47" style:family="paragraph" style:parent-style-name="Standard">
      <style:text-properties officeooo:rsid="006e1f9d" officeooo:paragraph-rsid="006e1f9d"/>
    </style:style>
    <style:style style:name="P48" style:family="paragraph" style:parent-style-name="Text_20_body">
      <style:text-properties officeooo:rsid="0034c905" officeooo:paragraph-rsid="003eda11"/>
    </style:style>
    <style:style style:name="P49" style:family="paragraph" style:parent-style-name="Text_20_body">
      <style:text-properties officeooo:rsid="0034c905" officeooo:paragraph-rsid="0060790a"/>
    </style:style>
    <style:style style:name="P50" style:family="paragraph" style:parent-style-name="Text_20_body">
      <style:text-properties officeooo:rsid="0034c905" officeooo:paragraph-rsid="00650090"/>
    </style:style>
    <style:style style:name="P51" style:family="paragraph" style:parent-style-name="Text_20_body">
      <style:text-properties style:text-position="0% 100%" officeooo:rsid="003513df" officeooo:paragraph-rsid="003513df" style:font-size-asian="10.5pt"/>
    </style:style>
    <style:style style:name="P52" style:family="paragraph" style:parent-style-name="Text_20_body">
      <style:text-properties style:text-position="0% 100%" officeooo:rsid="003513df" officeooo:paragraph-rsid="0048c331" style:font-size-asian="10.5pt"/>
    </style:style>
    <style:style style:name="P53" style:family="paragraph" style:parent-style-name="Text_20_body">
      <style:text-properties style:text-position="0% 100%" officeooo:rsid="003edbde" officeooo:paragraph-rsid="003edbde" style:font-size-asian="10.5pt"/>
    </style:style>
    <style:style style:name="P54" style:family="paragraph" style:parent-style-name="Text_20_body">
      <style:text-properties style:text-position="0% 100%" officeooo:rsid="003edbde" officeooo:paragraph-rsid="0048c331" style:font-size-asian="10.5pt"/>
    </style:style>
    <style:style style:name="P55" style:family="paragraph" style:parent-style-name="Text_20_body">
      <style:text-properties style:text-position="0% 100%" officeooo:rsid="0045f49a" officeooo:paragraph-rsid="0045f49a" style:font-size-asian="10.5pt"/>
    </style:style>
    <style:style style:name="P56" style:family="paragraph" style:parent-style-name="Text_20_body">
      <style:text-properties style:text-position="0% 100%" officeooo:rsid="0048c331" officeooo:paragraph-rsid="0048c331" style:font-size-asian="10.5pt"/>
    </style:style>
    <style:style style:name="P57" style:family="paragraph" style:parent-style-name="Text_20_body">
      <style:text-properties style:text-position="0% 100%" officeooo:rsid="00650090" officeooo:paragraph-rsid="00650090" style:font-size-asian="10.5pt"/>
    </style:style>
    <style:style style:name="P58" style:family="paragraph" style:parent-style-name="Text_20_body">
      <style:text-properties style:text-position="0% 100%" officeooo:rsid="00650090" officeooo:paragraph-rsid="0066aa12" style:font-size-asian="10.5pt"/>
    </style:style>
    <style:style style:name="P59" style:family="paragraph" style:parent-style-name="Text_20_body">
      <style:text-properties style:text-position="0% 100%" officeooo:rsid="00650090" officeooo:paragraph-rsid="0069946c" style:font-size-asian="10.5pt"/>
    </style:style>
    <style:style style:name="P60" style:family="paragraph" style:parent-style-name="Text_20_body">
      <style:text-properties style:text-position="0% 100%" fo:font-weight="bold" officeooo:rsid="00354c96" officeooo:paragraph-rsid="00354c96" style:font-size-asian="10.5pt" style:font-weight-asian="bold" style:font-weight-complex="bold"/>
    </style:style>
    <style:style style:name="P61" style:family="paragraph" style:parent-style-name="Text_20_body">
      <style:text-properties style:text-position="0% 100%" fo:font-weight="bold" officeooo:rsid="00354c96" officeooo:paragraph-rsid="0045f49a" style:font-size-asian="10.5pt" style:font-weight-asian="bold" style:font-weight-complex="bold"/>
    </style:style>
    <style:style style:name="P62" style:family="paragraph" style:parent-style-name="Text_20_body">
      <style:text-properties style:text-position="0% 100%" fo:font-weight="bold" officeooo:rsid="00650090" officeooo:paragraph-rsid="00650090" style:font-size-asian="10.5pt" style:font-weight-asian="bold" style:font-weight-complex="bold"/>
    </style:style>
    <style:style style:name="P63" style:family="paragraph" style:parent-style-name="Text_20_body">
      <style:text-properties fo:font-weight="bold" officeooo:rsid="0034c905" officeooo:paragraph-rsid="0040b2c7" style:font-weight-asian="bold" style:font-weight-complex="bold"/>
    </style:style>
    <style:style style:name="P64" style:family="paragraph" style:parent-style-name="Text_20_body">
      <style:text-properties fo:font-weight="bold" officeooo:rsid="003edbde" officeooo:paragraph-rsid="003edbde" style:font-weight-asian="bold" style:font-weight-complex="bold"/>
    </style:style>
    <style:style style:name="P65" style:family="paragraph" style:parent-style-name="Text_20_body">
      <style:text-properties officeooo:rsid="0060790a" officeooo:paragraph-rsid="0060790a"/>
    </style:style>
    <style:style style:name="P66" style:family="paragraph" style:parent-style-name="Table_20_Contents">
      <style:text-properties officeooo:rsid="00354c96" officeooo:paragraph-rsid="00354c96"/>
    </style:style>
    <style:style style:name="P67" style:family="paragraph" style:parent-style-name="Table_20_Contents">
      <style:text-properties officeooo:rsid="003a3539" officeooo:paragraph-rsid="003a3539"/>
    </style:style>
    <style:style style:name="P68" style:family="paragraph" style:parent-style-name="Table_20_Contents">
      <style:text-properties officeooo:rsid="003a9683" officeooo:paragraph-rsid="003a9683" fo:background-color="transparent"/>
    </style:style>
    <style:style style:name="P69" style:family="paragraph" style:parent-style-name="Table_20_Contents">
      <style:text-properties officeooo:rsid="003a9683" officeooo:paragraph-rsid="003e269d" fo:background-color="transparent"/>
    </style:style>
    <style:style style:name="P70" style:family="paragraph" style:parent-style-name="Table_20_Contents">
      <style:text-properties officeooo:rsid="003a9683" officeooo:paragraph-rsid="003a9683"/>
    </style:style>
    <style:style style:name="P71" style:family="paragraph" style:parent-style-name="Table_20_Contents">
      <style:text-properties officeooo:rsid="003a9683" officeooo:paragraph-rsid="003e269d"/>
    </style:style>
    <style:style style:name="P72" style:family="paragraph" style:parent-style-name="Table_20_Contents">
      <style:text-properties officeooo:rsid="003e269d" officeooo:paragraph-rsid="003e269d"/>
    </style:style>
    <style:style style:name="P73" style:family="paragraph" style:parent-style-name="Table_20_Contents">
      <style:text-properties fo:font-style="italic" officeooo:rsid="0040b2c7" officeooo:paragraph-rsid="0040b2c7" style:font-style-asian="italic" style:font-style-complex="italic"/>
    </style:style>
    <style:style style:name="P74" style:family="paragraph" style:parent-style-name="Table_20_Contents">
      <style:text-properties officeooo:rsid="00444ad8" officeooo:paragraph-rsid="00444ad8"/>
    </style:style>
    <style:style style:name="P75" style:family="paragraph" style:parent-style-name="Heading_20_3">
      <style:text-properties officeooo:rsid="0034c905" officeooo:paragraph-rsid="0034c905"/>
    </style:style>
    <style:style style:name="P76" style:family="paragraph" style:parent-style-name="Heading_20_3">
      <style:paragraph-properties fo:break-before="page"/>
    </style:style>
    <style:style style:name="P77" style:family="paragraph" style:parent-style-name="Heading_20_3">
      <style:paragraph-properties fo:break-before="page"/>
      <style:text-properties officeooo:rsid="0034c905" officeooo:paragraph-rsid="007465d0"/>
    </style:style>
    <style:style style:name="P78" style:family="paragraph" style:parent-style-name="Text_20_body">
      <style:paragraph-properties fo:break-before="page"/>
      <style:text-properties officeooo:rsid="00354c96" officeooo:paragraph-rsid="0045f49a"/>
    </style:style>
    <style:style style:name="P79" style:family="paragraph" style:parent-style-name="Heading_20_1">
      <style:paragraph-properties fo:break-before="page"/>
    </style:style>
    <style:style style:name="P80" style:family="paragraph" style:parent-style-name="Heading_20_1">
      <style:paragraph-properties fo:break-before="page"/>
      <style:text-properties officeooo:rsid="005c5fa7" officeooo:paragraph-rsid="005c5fa7"/>
    </style:style>
    <style:style style:name="P81" style:family="paragraph" style:parent-style-name="Title">
      <style:paragraph-properties fo:break-before="page"/>
      <style:text-properties officeooo:rsid="00323a23" officeooo:paragraph-rsid="007465d0"/>
    </style:style>
    <style:style style:name="P82" style:family="paragraph" style:parent-style-name="Title">
      <style:paragraph-properties fo:text-align="center" style:justify-single-word="false"/>
      <style:text-properties fo:font-weight="bold" officeooo:paragraph-rsid="0053f08a" style:font-weight-asian="bold" style:font-weight-complex="bold"/>
    </style:style>
    <style:style style:name="P83" style:family="paragraph" style:parent-style-name="Title">
      <style:paragraph-properties fo:text-align="center" style:justify-single-word="false"/>
      <style:text-properties fo:font-size="10pt" officeooo:rsid="0045f49a" officeooo:paragraph-rsid="005f549b" style:font-size-asian="10pt" style:font-size-complex="10pt"/>
    </style:style>
    <style:style style:name="P84" style:family="paragraph" style:parent-style-name="Title">
      <style:paragraph-properties fo:text-align="start" style:justify-single-word="false"/>
      <style:text-properties officeooo:rsid="005f549b" officeooo:paragraph-rsid="005f549b"/>
    </style:style>
    <style:style style:name="P85" style:family="paragraph" style:parent-style-name="Standard">
      <style:text-properties fo:font-style="normal" officeooo:rsid="00323a23" officeooo:paragraph-rsid="007465d0" style:font-style-asian="normal" style:font-style-complex="normal"/>
    </style:style>
    <style:style style:name="P86" style:family="paragraph" style:parent-style-name="Text_20_body">
      <style:text-properties officeooo:rsid="003513df" officeooo:paragraph-rsid="0076e79a"/>
    </style:style>
    <style:style style:name="P87" style:family="paragraph" style:parent-style-name="Text_20_body">
      <style:text-properties officeooo:rsid="0076e79a" officeooo:paragraph-rsid="0076e79a"/>
    </style:style>
    <style:style style:name="P88" style:family="paragraph" style:parent-style-name="Text_20_body">
      <style:text-properties fo:font-size="12pt" fo:font-style="normal" officeooo:rsid="0076e79a" officeooo:paragraph-rsid="0076e79a" style:font-size-asian="12pt" style:font-style-asian="normal" style:font-size-complex="12pt" style:font-style-complex="normal"/>
    </style:style>
    <style:style style:name="P89" style:family="paragraph" style:parent-style-name="Text_20_body">
      <style:text-properties fo:font-size="12pt" fo:font-style="normal" officeooo:rsid="00780cfe" officeooo:paragraph-rsid="00780cfe" style:font-size-asian="12pt" style:font-style-asian="normal" style:font-size-complex="12pt" style:font-style-complex="normal"/>
    </style:style>
    <style:style style:name="P90" style:family="paragraph" style:parent-style-name="Text_20_body">
      <style:text-properties officeooo:rsid="0045f49a" officeooo:paragraph-rsid="0045f49a"/>
    </style:style>
    <style:style style:name="P91" style:family="paragraph" style:parent-style-name="Text_20_body">
      <style:text-properties officeooo:rsid="0045f49a" officeooo:paragraph-rsid="00780cfe"/>
    </style:style>
    <style:style style:name="P92" style:family="paragraph" style:parent-style-name="Text_20_body">
      <style:text-properties style:text-position="0% 100%" officeooo:rsid="0045f49a" officeooo:paragraph-rsid="0045f49a" style:font-size-asian="10.5pt"/>
    </style:style>
    <style:style style:name="P93" style:family="paragraph" style:parent-style-name="Text_20_body">
      <style:text-properties officeooo:rsid="0034c905" officeooo:paragraph-rsid="0034c905"/>
    </style:style>
    <style:style style:name="P94" style:family="paragraph" style:parent-style-name="Heading_20_3">
      <style:text-properties style:font-name="Courier 10 Pitch" fo:font-size="11pt" fo:font-style="normal" fo:font-weight="normal" officeooo:rsid="002c9c18" officeooo:paragraph-rsid="007465d0" style:font-size-asian="11pt" style:font-style-asian="normal" style:font-weight-asian="normal" style:font-style-complex="normal"/>
    </style:style>
    <style:style style:name="T1" style:family="text">
      <style:text-properties officeooo:rsid="00096866"/>
    </style:style>
    <style:style style:name="T2" style:family="text">
      <style:text-properties officeooo:rsid="002b1468"/>
    </style:style>
    <style:style style:name="T3" style:family="text">
      <style:text-properties officeooo:rsid="001052b1"/>
    </style:style>
    <style:style style:name="T4" style:family="text">
      <style:text-properties style:font-name="Liberation Mono" fo:font-size="11pt" fo:font-weight="normal" officeooo:rsid="001052b1" style:font-size-asian="11pt" style:font-weight-asian="normal"/>
    </style:style>
    <style:style style:name="T5" style:family="text">
      <style:text-properties style:font-name="Liberation Mono" fo:font-size="11pt" fo:font-weight="normal" officeooo:rsid="000ce807" style:font-size-asian="11pt" style:font-weight-asian="normal"/>
    </style:style>
    <style:style style:name="T6" style:family="text">
      <style:text-properties style:font-name="Liberation Mono" fo:font-size="11pt" fo:font-weight="normal" officeooo:rsid="002bffcf" style:font-size-asian="11pt" style:font-weight-asian="normal"/>
    </style:style>
    <style:style style:name="T7" style:family="text">
      <style:text-properties officeooo:rsid="002bffcf"/>
    </style:style>
    <style:style style:name="T8" style:family="text">
      <style:text-properties officeooo:rsid="002cd708"/>
    </style:style>
    <style:style style:name="T9" style:family="text">
      <style:text-properties style:text-position="super 58%"/>
    </style:style>
    <style:style style:name="T10" style:family="text">
      <style:text-properties style:text-position="super 58%" style:font-size-asian="10.5pt"/>
    </style:style>
    <style:style style:name="T11" style:family="text">
      <style:text-properties style:text-position="super 58%" officeooo:rsid="003513df" style:font-size-asian="10.5pt"/>
    </style:style>
    <style:style style:name="T12" style:family="text">
      <style:text-properties style:text-position="super 58%" officeooo:rsid="0057f265"/>
    </style:style>
    <style:style style:name="T13" style:family="text">
      <style:text-properties style:text-position="super 58%" officeooo:rsid="005d91ec"/>
    </style:style>
    <style:style style:name="T14" style:family="text">
      <style:text-properties style:text-position="super 58%" officeooo:rsid="005dffc6"/>
    </style:style>
    <style:style style:name="T15" style:family="text">
      <style:text-properties style:text-position="super 58%" style:font-name="Liberation Serif1"/>
    </style:style>
    <style:style style:name="T16" style:family="text">
      <style:text-properties style:text-position="super 58%" style:font-name="Liberation Serif1" fo:font-size="8pt" fo:font-style="italic" style:font-size-asian="8pt" style:font-style-asian="italic" style:font-size-complex="8pt" style:font-style-complex="italic"/>
    </style:style>
    <style:style style:name="T17" style:family="text">
      <style:text-properties style:text-position="super 58%" style:font-name="Liberation Serif1" fo:font-style="normal" style:font-style-asian="normal" style:font-style-complex="normal"/>
    </style:style>
    <style:style style:name="T18" style:family="text">
      <style:text-properties style:text-position="super 58%" style:font-name="Liberation Serif1" fo:font-style="normal" officeooo:rsid="005d91ec" style:font-style-asian="normal" style:font-style-complex="normal"/>
    </style:style>
    <style:style style:name="T19" style:family="text">
      <style:text-properties style:text-position="super 58%" style:font-name="Liberation Serif1" officeooo:rsid="003513df" style:font-size-asian="10.5pt"/>
    </style:style>
    <style:style style:name="T20" style:family="text">
      <style:text-properties style:text-position="super 58%" fo:font-style="normal" style:font-style-asian="normal" style:font-style-complex="normal"/>
    </style:style>
    <style:style style:name="T21" style:family="text">
      <style:text-properties style:text-position="super 58%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text-position="super 58%" fo:font-size="10pt" fo:font-style="italic" officeooo:rsid="003513df" style:font-size-asian="10pt" style:font-style-asian="italic" style:font-size-complex="10pt" style:font-style-complex="italic"/>
    </style:style>
    <style:style style:name="T23" style:family="text">
      <style:text-properties style:text-position="0% 100%"/>
    </style:style>
    <style:style style:name="T24" style:family="text">
      <style:text-properties style:text-position="0% 100%" style:font-size-asian="10.5pt"/>
    </style:style>
    <style:style style:name="T25" style:family="text">
      <style:text-properties style:text-position="0% 100%" officeooo:rsid="003513df" style:font-size-asian="10.5pt"/>
    </style:style>
    <style:style style:name="T26" style:family="text">
      <style:text-properties style:text-position="0% 100%" officeooo:rsid="0034c905" style:font-size-asian="10.5pt"/>
    </style:style>
    <style:style style:name="T27" style:family="text">
      <style:text-properties style:text-position="0% 100%" officeooo:rsid="0036c717" style:font-size-asian="10.5pt"/>
    </style:style>
    <style:style style:name="T28" style:family="text">
      <style:text-properties style:text-position="0% 100%" officeooo:rsid="003e269d" style:font-size-asian="10.5pt"/>
    </style:style>
    <style:style style:name="T29" style:family="text">
      <style:text-properties style:text-position="0% 100%" officeooo:rsid="003e3b5b" style:font-size-asian="10.5pt"/>
    </style:style>
    <style:style style:name="T30" style:family="text">
      <style:text-properties style:text-position="0% 100%" officeooo:rsid="003edbde" style:font-size-asian="10.5pt"/>
    </style:style>
    <style:style style:name="T31" style:family="text">
      <style:text-properties style:text-position="0% 100%" officeooo:rsid="0040b2c7" style:font-size-asian="10.5pt"/>
    </style:style>
    <style:style style:name="T32" style:family="text">
      <style:text-properties style:text-position="0% 100%" officeooo:rsid="00502207" style:font-size-asian="10.5pt"/>
    </style:style>
    <style:style style:name="T33" style:family="text">
      <style:text-properties style:text-position="0% 100%" officeooo:rsid="0057f265" style:font-size-asian="10.5pt"/>
    </style:style>
    <style:style style:name="T34" style:family="text">
      <style:text-properties style:text-position="0% 100%" officeooo:rsid="0060790a" style:font-size-asian="10.5pt"/>
    </style:style>
    <style:style style:name="T35" style:family="text">
      <style:text-properties style:text-position="0% 100%" officeooo:rsid="0062de4e" style:font-size-asian="10.5pt"/>
    </style:style>
    <style:style style:name="T36" style:family="text">
      <style:text-properties style:text-position="0% 100%" officeooo:rsid="0075c9a5" style:font-size-asian="10.5pt"/>
    </style:style>
    <style:style style:name="T37" style:family="text">
      <style:text-properties style:text-position="0% 100%" officeooo:rsid="0076e79a" style:font-size-asian="10.5pt"/>
    </style:style>
    <style:style style:name="T38" style:family="text">
      <style:text-properties style:text-position="0% 100%" fo:font-style="italic" officeooo:rsid="003edbde" style:font-size-asian="10.5pt" style:font-style-asian="italic" style:font-style-complex="italic"/>
    </style:style>
    <style:style style:name="T39" style:family="text">
      <style:text-properties style:text-position="0% 100%" fo:font-style="italic" officeooo:rsid="004f560d" style:font-size-asian="10.5pt" style:font-style-asian="italic" style:font-style-complex="italic"/>
    </style:style>
    <style:style style:name="T40" style:family="text">
      <style:text-properties style:text-position="0% 100%" fo:font-size="10pt" fo:font-weight="normal" officeooo:rsid="005c5fa7" style:font-size-asian="10pt" style:font-weight-asian="normal" style:font-size-complex="10pt" style:font-weight-complex="normal"/>
    </style:style>
    <style:style style:name="T41" style:family="text">
      <style:text-properties style:text-position="0% 100%" fo:font-size="10pt" fo:font-weight="normal" officeooo:rsid="005d319d" style:font-size-asian="10pt" style:font-weight-asian="normal" style:font-size-complex="10pt" style:font-weight-complex="normal"/>
    </style:style>
    <style:style style:name="T42" style:family="text">
      <style:text-properties style:text-position="0% 100%" fo:font-size="10pt" fo:font-weight="normal" officeooo:rsid="005f549b" style:font-size-asian="10pt" style:font-weight-asian="normal" style:font-size-complex="10pt" style:font-weight-complex="normal"/>
    </style:style>
    <style:style style:name="T43" style:family="text">
      <style:text-properties style:text-position="0% 100%" fo:font-size="10pt" fo:font-style="italic" style:font-size-asian="10pt" style:font-style-asian="italic" style:font-size-complex="10pt" style:font-style-complex="italic"/>
    </style:style>
    <style:style style:name="T44" style:family="text">
      <style:text-properties style:text-position="0% 100%" fo:font-size="10pt" fo:font-style="italic" officeooo:rsid="0076e79a" style:font-size-asian="10pt" style:font-style-asian="italic" style:font-size-complex="10pt" style:font-style-complex="italic"/>
    </style:style>
    <style:style style:name="T45" style:family="text">
      <style:text-properties style:text-position="0% 100%" fo:font-size="10pt" fo:font-style="italic" officeooo:rsid="0062de4e" style:font-size-asian="10pt" style:font-style-asian="italic" style:font-size-complex="10pt" style:font-style-complex="italic"/>
    </style:style>
    <style:style style:name="T46" style:family="text">
      <style:text-properties style:text-position="0% 100%" fo:font-size="10pt" fo:font-style="italic" officeooo:rsid="0034c905" style:font-size-asian="10pt" style:font-style-asian="italic" style:font-size-complex="10pt" style:font-style-complex="italic"/>
    </style:style>
    <style:style style:name="T47" style:family="text">
      <style:text-properties style:text-position="0% 100%" fo:font-size="10pt" fo:font-style="italic" officeooo:rsid="003513df" style:font-size-asian="10pt" style:font-style-asian="italic" style:font-size-complex="10pt" style:font-style-complex="italic"/>
    </style:style>
    <style:style style:name="T48" style:family="text">
      <style:text-properties style:text-position="0% 100%" fo:font-size="10pt" fo:font-style="italic" style:font-size-asian="10.5pt" style:font-style-asian="italic" style:font-size-complex="10pt" style:font-style-complex="italic"/>
    </style:style>
    <style:style style:name="T49" style:family="text">
      <style:text-properties style:text-position="0% 100%" fo:font-size="10pt" fo:font-style="italic" officeooo:rsid="0034c905" style:font-size-asian="10.5pt" style:font-style-asian="italic" style:font-size-complex="10pt" style:font-style-complex="italic"/>
    </style:style>
    <style:style style:name="T50" style:family="text">
      <style:text-properties style:text-position="0% 100%" fo:font-size="10pt" fo:font-style="italic" officeooo:rsid="0076e79a" style:font-size-asian="10.5pt" style:font-style-asian="italic" style:font-size-complex="10pt" style:font-style-complex="italic"/>
    </style:style>
    <style:style style:name="T51" style:family="text">
      <style:text-properties style:text-position="0% 100%" fo:font-size="10pt" style:font-size-asian="10.5pt" style:font-size-complex="10pt"/>
    </style:style>
    <style:style style:name="T52" style:family="text">
      <style:text-properties style:text-position="0% 100%" fo:font-size="10pt" officeooo:rsid="0076e79a" style:font-size-asian="10.5pt" style:font-size-complex="10pt"/>
    </style:style>
    <style:style style:name="T53" style:family="text">
      <style:text-properties style:text-position="0% 100%" officeooo:rsid="005d91ec"/>
    </style:style>
    <style:style style:name="T54" style:family="text">
      <style:text-properties style:text-position="0% 100%" style:font-name="Liberation Serif1"/>
    </style:style>
    <style:style style:name="T55" style:family="text">
      <style:text-properties style:text-position="0% 100%" style:font-name="Liberation Serif1" officeooo:rsid="005d91ec"/>
    </style:style>
    <style:style style:name="T56" style:family="text">
      <style:text-properties style:text-position="0% 100%" style:font-name="Liberation Serif1" officeooo:rsid="005dffc6"/>
    </style:style>
    <style:style style:name="T57" style:family="text">
      <style:text-properties style:text-position="0% 100%" style:font-name="Liberation Serif1" style:font-size-asian="10.5pt"/>
    </style:style>
    <style:style style:name="T58" style:family="text">
      <style:text-properties style:text-position="0% 100%" style:font-name="Liberation Serif1" officeooo:rsid="0060790a" style:font-size-asian="10.5pt"/>
    </style:style>
    <style:style style:name="T59" style:family="text">
      <style:text-properties style:text-position="0% 100%" style:font-name="Liberation Serif1" officeooo:rsid="0034c905" style:font-size-asian="10.5pt"/>
    </style:style>
    <style:style style:name="T60" style:family="text">
      <style:text-properties style:text-position="0% 100%" style:font-name="Liberation Serif1" officeooo:rsid="003513df" style:font-size-asian="10.5pt"/>
    </style:style>
    <style:style style:name="T61" style:family="text">
      <style:text-properties style:text-position="0% 100%" officeooo:rsid="005dffc6"/>
    </style:style>
    <style:style style:name="T62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63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64" style:family="text">
      <style:text-properties style:text-position="0% 100%" fo:font-size="12pt" fo:font-style="normal" officeooo:rsid="0076e79a" style:font-size-asian="12pt" style:font-style-asian="normal" style:font-size-complex="12pt" style:font-style-complex="normal"/>
    </style:style>
    <style:style style:name="T65" style:family="text">
      <style:text-properties style:text-position="0% 100%" fo:font-size="12pt" fo:font-style="normal" style:font-size-asian="10.5pt" style:font-style-asian="normal" style:font-size-complex="12pt" style:font-style-complex="normal"/>
    </style:style>
    <style:style style:name="T66" style:family="text">
      <style:text-properties style:text-position="0% 100%" fo:font-size="12pt" fo:font-style="normal" officeooo:rsid="0076e79a" style:font-size-asian="10.5pt" style:font-style-asian="normal" style:font-size-complex="12pt" style:font-style-complex="normal"/>
    </style:style>
    <style:style style:name="T67" style:family="text">
      <style:text-properties style:text-position="0% 100%" officeooo:rsid="0076e79a"/>
    </style:style>
    <style:style style:name="T68" style:family="text">
      <style:text-properties officeooo:rsid="0034c905"/>
    </style:style>
    <style:style style:name="T69" style:family="text">
      <style:text-properties officeooo:rsid="003513df"/>
    </style:style>
    <style:style style:name="T70" style:family="text">
      <style:text-properties officeooo:rsid="003edbde"/>
    </style:style>
    <style:style style:name="T71" style:family="text">
      <style:text-properties officeooo:rsid="0040b2c7"/>
    </style:style>
    <style:style style:name="T72" style:family="text">
      <style:text-properties officeooo:rsid="0045f49a"/>
    </style:style>
    <style:style style:name="T73" style:family="text">
      <style:text-properties officeooo:rsid="004f560d"/>
    </style:style>
    <style:style style:name="T74" style:family="text">
      <style:text-properties officeooo:rsid="0057f265"/>
    </style:style>
    <style:style style:name="T75" style:family="text">
      <style:text-properties officeooo:rsid="005b92d4"/>
    </style:style>
    <style:style style:name="T76" style:family="text">
      <style:text-properties fo:font-size="10pt" style:font-size-asian="10pt" style:font-size-complex="10pt"/>
    </style:style>
    <style:style style:name="T77" style:family="text">
      <style:text-properties fo:font-size="10pt" officeooo:rsid="005d319d" style:font-size-asian="10pt" style:font-size-complex="10pt"/>
    </style:style>
    <style:style style:name="T78" style:family="text">
      <style:text-properties fo:font-size="10pt" officeooo:rsid="005f549b" style:font-size-asian="10pt" style:font-size-complex="10pt"/>
    </style:style>
    <style:style style:name="T79" style:family="text">
      <style:text-properties officeooo:rsid="005d319d"/>
    </style:style>
    <style:style style:name="T80" style:family="text">
      <style:text-properties officeooo:rsid="005d91ec"/>
    </style:style>
    <style:style style:name="T81" style:family="text">
      <style:text-properties style:font-name="Liberation Serif1"/>
    </style:style>
    <style:style style:name="T82" style:family="text">
      <style:text-properties style:font-name="Liberation Serif1" officeooo:rsid="005d91ec"/>
    </style:style>
    <style:style style:name="T83" style:family="text">
      <style:text-properties style:font-name="Liberation Serif1" officeooo:rsid="005dffc6"/>
    </style:style>
    <style:style style:name="T84" style:family="text">
      <style:text-properties style:font-name="Liberation Serif1" fo:font-size="8pt" fo:font-style="italic" style:font-size-asian="8pt" style:font-style-asian="italic" style:font-size-complex="8pt" style:font-style-complex="italic"/>
    </style:style>
    <style:style style:name="T85" style:family="text">
      <style:text-properties style:font-name="Liberation Serif1" fo:font-style="normal" style:font-style-asian="normal" style:font-style-complex="normal"/>
    </style:style>
    <style:style style:name="T86" style:family="text">
      <style:text-properties style:font-name="Liberation Serif1" fo:font-style="normal" officeooo:rsid="005d91ec" style:font-style-asian="normal" style:font-style-complex="normal"/>
    </style:style>
    <style:style style:name="T87" style:family="text">
      <style:text-properties style:font-name="Liberation Serif1" fo:font-style="normal" officeooo:rsid="005b92d4" style:font-style-asian="normal" style:font-style-complex="normal"/>
    </style:style>
    <style:style style:name="T88" style:family="text">
      <style:text-properties style:font-name="Liberation Serif1" fo:font-style="normal" officeooo:rsid="005dffc6" style:font-style-asian="normal" style:font-style-complex="normal"/>
    </style:style>
    <style:style style:name="T89" style:family="text">
      <style:text-properties style:font-name="Liberation Serif1" fo:font-style="normal" officeooo:rsid="005f549b" style:font-style-asian="normal" style:font-style-complex="normal"/>
    </style:style>
    <style:style style:name="T90" style:family="text">
      <style:text-properties style:font-name="Liberation Serif1" fo:font-style="normal" officeooo:rsid="006b03fd" style:font-style-asian="normal" style:font-style-complex="normal"/>
    </style:style>
    <style:style style:name="T91" style:family="text">
      <style:text-properties style:font-name="Liberation Serif1" fo:font-style="normal" officeooo:rsid="006b5cee" style:font-style-asian="normal" style:font-style-complex="normal"/>
    </style:style>
    <style:style style:name="T92" style:family="text">
      <style:text-properties style:font-name="Liberation Serif1" fo:font-style="normal" officeooo:rsid="0069946c" style:font-style-asian="normal" style:font-style-complex="normal"/>
    </style:style>
    <style:style style:name="T93" style:family="text">
      <style:text-properties style:font-name="Liberation Serif1" fo:font-style="normal" officeooo:rsid="006be2b4" style:font-style-asian="normal" style:font-style-complex="normal"/>
    </style:style>
    <style:style style:name="T94" style:family="text">
      <style:text-properties style:font-name="Liberation Serif1" fo:font-style="normal" officeooo:rsid="006fc1a6" style:font-style-asian="normal" style:font-style-complex="normal"/>
    </style:style>
    <style:style style:name="T95" style:family="text">
      <style:text-properties style:font-name="Liberation Serif1" fo:font-style="normal" officeooo:rsid="0071384a" style:font-style-asian="normal" style:font-style-complex="normal"/>
    </style:style>
    <style:style style:name="T96" style:family="text">
      <style:text-properties style:font-name="Liberation Serif1" fo:font-style="normal" officeooo:rsid="007275fb" style:font-style-asian="normal" style:font-style-complex="normal"/>
    </style:style>
    <style:style style:name="T97" style:family="text">
      <style:text-properties style:font-name="Liberation Serif1" officeooo:rsid="0060790a"/>
    </style:style>
    <style:style style:name="T98" style:family="text">
      <style:text-properties officeooo:rsid="005dffc6"/>
    </style:style>
    <style:style style:name="T99" style:family="text">
      <style:text-properties fo:font-weight="bold" officeooo:rsid="005b92d4" style:font-weight-asian="bold" style:font-weight-complex="bold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05dffc6" style:font-style-asian="normal" style:font-style-complex="normal"/>
    </style:style>
    <style:style style:name="T102" style:family="text">
      <style:text-properties officeooo:rsid="005f549b"/>
    </style:style>
    <style:style style:name="T103" style:family="text">
      <style:text-properties officeooo:rsid="0066aa12"/>
    </style:style>
    <style:style style:name="T104" style:family="text">
      <style:text-properties officeooo:rsid="0067b035"/>
    </style:style>
    <style:style style:name="T105" style:family="text">
      <style:text-properties officeooo:rsid="003663d3"/>
    </style:style>
    <style:style style:name="T106" style:family="text">
      <style:text-properties officeooo:rsid="0032bacb"/>
    </style:style>
    <style:style style:name="T107" style:family="text">
      <style:text-properties officeooo:rsid="0076e79a"/>
    </style:style>
    <style:style style:name="T108" style:family="text">
      <style:text-properties officeooo:rsid="0079b83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SVD Notes and <text:span text:style-name="T72">S</text:span>cratchpad</text:p>
      <text:p text:style-name="P83">(May 2018)</text:p>
      <text:p text:style-name="P84">Mathematical Basics</text:p>
      <text:p text:style-name="P40"/>
      <text:p text:style-name="P39"><text:span text:style-name="T99">Spectral Theorem:</text:span><text:span text:style-name="T75"> </text:span></text:p>
      <text:p text:style-name="P34"/>
      <text:p text:style-name="P34">M = U<text:span text:style-name="T82">Σ</text:span>V<text:span text:style-name="T13">T</text:span><text:span text:style-name="T53"><text:tab/><text:tab/><text:tab/></text:span><text:span text:style-name="T61">(1)</text:span></text:p>
      <text:p text:style-name="P36"><text:span text:style-name="T53">U, </text:span><text:span text:style-name="T23">V unitary, </text:span><text:span text:style-name="T54">Σ diagonal.</text:span></text:p>
      <text:p text:style-name="P45"/>
      <text:p text:style-name="P41">Relationship to the eigenvalue decomposition of a symmetric matrix:</text:p>
      <text:p text:style-name="P34"/>
      <text:p text:style-name="P36">Let A := <text:span text:style-name="T75">M</text:span>M<text:span text:style-name="T9">T</text:span></text:p>
      <text:p text:style-name="P25">A is symmetric and positive <text:span text:style-name="T98">semi-</text:span>definite. → A is diagonalizable with <text:span text:style-name="T98">nonnegative eigenvalues:</text:span></text:p>
      <text:p text:style-name="P26">A = <text:span text:style-name="T98">Q</text:span><text:span text:style-name="T83">DQ</text:span><text:span text:style-name="T9">T<text:tab/><text:tab/><text:tab/></text:span><text:span text:style-name="T98">(2)</text:span></text:p>
      <text:p text:style-name="P37"><text:span text:style-name="T61">Q</text:span><text:span text:style-name="T23"> unitary, </text:span><text:span text:style-name="T61">D</text:span><text:span text:style-name="T54"> diagonal.</text:span></text:p>
      <text:p text:style-name="P46"/>
      <text:p text:style-name="P35"><text:span text:style-name="T98">(1), (2): A = </text:span>M<text:span text:style-name="T80">M</text:span><text:span text:style-name="T13">T</text:span> = U<text:span text:style-name="T82">Σ</text:span>V<text:span text:style-name="T13">T</text:span><text:span text:style-name="T53"> <text:s/></text:span><text:span text:style-name="T23">V</text:span><text:span text:style-name="T55">Σ</text:span><text:span text:style-name="T23">U</text:span><text:span text:style-name="T13">T</text:span><text:span text:style-name="T53"> = <text:s/></text:span><text:span text:style-name="T23">U</text:span><text:span text:style-name="T55">Σ</text:span><text:span text:style-name="T13">2</text:span><text:span text:style-name="T23">U</text:span><text:span text:style-name="T13">T</text:span></text:p>
      <text:p text:style-name="P35"><text:span text:style-name="T53">→</text:span><text:span text:style-name="T61"> </text:span><text:span text:style-name="T53">U</text:span><text:span text:style-name="T55">Σ</text:span><text:span text:style-name="T13">2</text:span><text:span text:style-name="T53">U</text:span><text:span text:style-name="T13">T</text:span><text:span text:style-name="T53"> </text:span><text:span text:style-name="T61">=</text:span><text:span text:style-name="T14"> </text:span><text:span text:style-name="T61">Q</text:span><text:span text:style-name="T56">DQ</text:span><text:span text:style-name="T13">T</text:span></text:p>
      <text:p text:style-name="P27">→ U = Q, <text:span text:style-name="T82">Σ </text:span><text:span text:style-name="T81">= D</text:span><text:span text:style-name="T15">1/2</text:span><text:span text:style-name="T81"> </text:span><text:span text:style-name="T84">(D</text:span><text:span text:style-name="T16">1/2</text:span><text:span text:style-name="T84"> means replacing diagonal values of D with their square roots)</text:span></text:p>
      <text:p text:style-name="P30"/>
      <text:p text:style-name="P28"><text:span text:style-name="T100">If all eigenvalues are positive, then </text:span><text:span text:style-name="T101">V</text:span><text:span text:style-name="T20">T</text:span><text:span text:style-name="T101"> = </text:span><text:span text:style-name="T86">Σ</text:span><text:span text:style-name="T18">-</text:span><text:span text:style-name="T17">1</text:span><text:span text:style-name="T85">U</text:span><text:span text:style-name="T17">T</text:span><text:span text:style-name="T85">M.</text:span></text:p>
      <text:p text:style-name="P28"><text:span text:style-name="T85">Else solve </text:span><text:span text:style-name="T86">A’ := </text:span><text:span text:style-name="T87">M</text:span><text:span text:style-name="T17">T</text:span><text:span text:style-name="T86">M </text:span><text:span text:style-name="T85">= </text:span><text:span text:style-name="T88">Q’D’Q’</text:span><text:span text:style-name="T18">T</text:span><text:span text:style-name="T86"> </text:span><text:span text:style-name="T89">producing V = Q’</text:span></text:p>
      <text:p text:style-name="P31"/>
      <text:p text:style-name="P29"><text:span text:style-name="T85">Hence general SVD can always be reduced to the eigendecomposition of a positive semidefinite matrix. </text:span><text:span text:style-name="T92">Since many </text:span><text:span text:style-name="T91">use cases </text:span><text:span text:style-name="T92">requiring SVD </text:span><text:span text:style-name="T96">already </text:span><text:span text:style-name="T92">start with a symmetric matrix, it is reasonable to </text:span><text:span text:style-name="T93">just </text:span><text:span text:style-name="T91">provide </text:span><text:span text:style-name="T92">the eigendecomposition for the symmetric ma</text:span><text:span text:style-name="T90">t</text:span><text:span text:style-name="T92">rix </text:span><text:span text:style-name="T94">(easier to maintain) </text:span><text:span text:style-name="T92">rather than </text:span><text:span text:style-name="T90">implement</text:span><text:span text:style-name="T93">ing</text:span><text:span text:style-name="T90"> </text:span><text:span text:style-name="T92">general SVD</text:span><text:span text:style-name="T90">. </text:span><text:span text:style-name="T95">Any conceivable flavors of s</text:span><text:span text:style-name="T94">ymmetric eigendecomposition </text:span><text:span text:style-name="T95">should be </text:span><text:span text:style-name="T94">faster </text:span><text:span text:style-name="T95">than the corresponding flavor of </text:span><text:span text:style-name="T94">general SVD, </text:span><text:span text:style-name="T96">although applying above theorem for genral SVD might altogether be slightly slower than the best direct SVD implementation.</text:span></text:p>
      <text:p text:style-name="P32"/>
      <text:p text:style-name="P76"><text:span text:style-name="T102">Eigendecomposition</text:span> <text:span text:style-name="T2">with Givens Rotation</text:span></text:p>
      <text:p text:style-name="P2"/>
      <text:p text:style-name="P6"><draw:frame draw:style-name="fr1" draw:name="Object31" text:anchor-type="as-char" svg:y="-0.152in" svg:width="0.8165in" svg:height="0.2008in" draw:z-index="4"><draw:object xlink:href="./Object 30" xlink:type="simple" xlink:show="embed" xlink:actuate="onLoad"/><draw:image xlink:href="./ObjectReplacements/Object 30" xlink:type="simple" xlink:show="embed" xlink:actuate="onLoad"/><svg:desc>formula</svg:desc></draw:frame><draw:frame draw:style-name="fr1" draw:name="Object30" text:anchor-type="as-char" svg:y="-0.152in" svg:width="0.7835in" svg:height="0.2008in" draw:z-index="8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3"><draw:frame draw:style-name="fr1" draw:name="Object32" text:anchor-type="as-char" svg:y="-0.152in" svg:width="0.9898in" svg:height="0.2008in" draw:z-index="9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3">: Givens Rotation</text:span></text:p>
      <text:p text:style-name="P7"/>
      <text:p text:style-name="P7"><draw:frame draw:style-name="fr1" draw:name="Object1" text:anchor-type="as-char" svg:y="-0.1484in" svg:width="0.4646in" svg:height="0.2098in" draw:z-index="0"><draw:object xlink:href="./Object 1" xlink:type="simple" xlink:show="embed" xlink:actuate="onLoad"/><draw:image xlink:href="./ObjectReplacements/Object 1" xlink:type="simple" xlink:show="embed" xlink:actuate="onLoad"/></draw:frame>;<draw:frame draw:style-name="fr1" draw:name="Object2" text:anchor-type="as-char" svg:y="-0.1484in" svg:width="0.5874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;<draw:frame draw:style-name="fr1" draw:name="Object3" text:anchor-type="as-char" svg:y="-0.1484in" svg:width="0.7898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; <draw:frame draw:style-name="fr1" draw:name="Object11" text:anchor-type="as-char" svg:y="-0.1484in" svg:width="1.2654in" svg:height="0.2098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8"/>
      <text:p text:style-name="P9"><draw:frame draw:style-name="fr1" draw:name="Object5" text:anchor-type="as-char" svg:y="-0.172in" svg:width="0.6598in" svg:height="0.2083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; <draw:frame draw:style-name="fr1" draw:name="Object6" text:anchor-type="as-char" svg:y="-0.172in" svg:width="1.2339in" svg:height="0.208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9"/>
      <text:p text:style-name="P10"><draw:frame draw:style-name="fr1" draw:name="Object22" text:anchor-type="as-char" svg:y="-0.172in" svg:width="4.3161in" svg:height="0.2083in" draw:z-index="1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9"/>
      <text:p text:style-name="P8"><text:span text:style-name="T1">Symmetry: </text:span><draw:frame draw:style-name="fr1" draw:name="Object15" text:anchor-type="as-char" svg:y="-0.1484in" svg:width="0.528in" svg:height="0.2098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draw:frame draw:style-name="fr1" draw:name="Object16" text:anchor-type="as-char" svg:y="-0.1484in" svg:width="0.6535in" svg:height="0.2098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1" draw:name="Object17" text:anchor-type="as-char" svg:y="-0.1484in" svg:width="0.4543in" svg:height="0.1846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"/>
      <text:p text:style-name="P11"><draw:frame draw:style-name="fr1" draw:name="Object14" text:anchor-type="as-char" svg:y="-0.172in" svg:width="2.0173in" svg:height="0.2335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tab/><text:tab/><text:tab/><text:tab/><text:tab/><text:tab/><text:tab/><text:tab/><text:tab/><text:span text:style-name="T7">(1)</text:span></text:p>
      <text:p text:style-name="P11"/>
      <text:p text:style-name="P4"><draw:frame draw:style-name="fr1" draw:name="Object19" text:anchor-type="as-char" svg:y="-0.172in" svg:width="1.7543in" svg:height="0.2335in" draw:z-index="6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<text:tab/><text:tab/><text:tab/><text:tab/><text:tab/><text:tab/><text:tab/><text:tab/><text:tab/><text:tab/><text:span text:style-name="T7">(2)</text:span></text:p>
      <text:p text:style-name="P11"/>
      <text:p text:style-name="P4"><draw:frame draw:style-name="fr1" draw:name="Object18" text:anchor-type="as-char" svg:y="-0.172in" svg:width="1.7429in" svg:height="0.2335in" draw:z-index="7"><draw:object xlink:href="./Object 18" xlink:type="simple" xlink:show="embed" xlink:actuate="onLoad"/><draw:image xlink:href="./ObjectReplacements/Object 18" xlink:type="simple" xlink:show="embed" xlink:actuate="onLoad"/><svg:desc>formula</svg:desc></draw:frame><text:tab/><text:tab/><text:tab/><text:tab/><text:tab/><text:tab/><text:tab/><text:tab/><text:tab/><text:tab/><text:tab/><text:tab/><text:span text:style-name="T7">(3)</text:span></text:p>
      <text:p text:style-name="P5"/>
      <text:p text:style-name="P4"><text:span text:style-name="T2">For</text:span><draw:frame draw:style-name="fr1" draw:name="Object4" text:anchor-type="as-char" svg:y="-0.1484in" svg:width="0.6398in" svg:height="0.1846in" draw:z-index="17"><draw:object xlink:href="./Object 4" xlink:type="simple" xlink:show="embed" xlink:actuate="onLoad"/><draw:image xlink:href="./ObjectReplacements/Object 4" xlink:type="simple" xlink:show="embed" xlink:actuate="onLoad"/><svg:desc>formula</svg:desc></draw:frame>:<draw:frame draw:style-name="fr1" draw:name="Object20" text:anchor-type="as-char" svg:y="-0.1484in" svg:width="1.0693in" svg:height="0.2098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,<draw:frame draw:style-name="fr1" draw:name="Object21" text:anchor-type="as-char" svg:y="-0.1484in" svg:width="1.0744in" svg:height="0.2098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text:tab/><text:tab/><text:tab/><text:tab/><text:tab/><text:tab/><text:tab/><text:span text:style-name="T7">(4)</text:span></text:p>
      <text:p text:style-name="P5"/>
      <text:p text:style-name="P6"><text:span text:style-name="T2">Rotation:</text:span><text:span text:style-name="T2"><draw:frame draw:style-name="fr1" draw:name="Object33" text:anchor-type="as-char" svg:y="-0.172in" svg:width="0.572in" svg:height="0.2335in" draw:z-index="20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">=&gt; </text:span><draw:frame draw:style-name="fr1" draw:name="Object23" text:anchor-type="as-char" svg:y="-0.1484in" svg:width="1.0689in" svg:height="0.2098in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,<draw:frame draw:style-name="fr1" draw:name="Object25" text:anchor-type="as-char" svg:y="-0.1484in" svg:width="1.0752in" svg:height="0.2098in" draw:z-index="2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5"/>
      <text:p text:style-name="Heading_20_3">Jacobi <text:span text:style-name="T68">Method</text:span></text:p>
      <text:p text:style-name="P5"/>
      <text:p text:style-name="P5"><draw:frame draw:style-name="fr1" draw:name="Object26" text:anchor-type="as-char" svg:y="-0.1484in" svg:width="0.5339in" svg:height="0.2098in" draw:z-index="10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4">=&gt;</text:span><text:span text:style-name="T5"><draw:frame draw:style-name="fr1" draw:name="Object28" text:anchor-type="as-char" svg:y="-0.2925in" svg:width="1.4272in" svg:height="0.4898in" draw:z-index="23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5">,</text:span><text:span text:style-name="T5"><draw:frame draw:style-name="fr1" draw:name="Object39" text:anchor-type="as-char" svg:y="-0.152in" svg:width="0.7543in" svg:height="0.2008in" draw:z-index="24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5">,</text:span><text:span text:style-name="T5"><draw:frame draw:style-name="fr1" draw:name="Object40" text:anchor-type="as-char" svg:y="-0.152in" svg:width="0.7201in" svg:height="0.2008in" draw:z-index="25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<text:p text:style-name="P16"/>
      <text:p text:style-name="Heading_20_3">Givens Tridiagonalization</text:p>
      <text:p text:style-name="P12"><text:s/></text:p>
      <text:p text:style-name="P4"><draw:frame draw:style-name="fr1" draw:name="Object7" text:anchor-type="as-char" svg:y="-0.1484in" svg:width="0.7091in" svg:height="0.2098in" draw:z-index="26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4">=&gt; </text:span><text:span text:style-name="T6">(4)</text:span><text:span text:style-name="T6"><draw:frame draw:style-name="fr1" draw:name="Object8" text:anchor-type="as-char" svg:y="-0.2929in" svg:width="3.722in" svg:height="0.4902in" draw:z-index="2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7"/>
      <text:p text:style-name="P18"><text:span text:style-name="T8">f</text:span>or<text:span text:style-name="T8">(</text:span>k = <text:span text:style-name="T8">1</text:span>; k &lt; n; <text:span text:style-name="T8">k++)</text:span></text:p>
      <text:p text:style-name="P19"><text:span text:style-name="T8"><text:tab/>f</text:span>or<text:span text:style-name="T8">(l</text:span> = <text:span text:style-name="T8">k + 1</text:span>; <text:span text:style-name="T8">l</text:span> &lt; <text:span text:style-name="T8">n</text:span>; <text:span text:style-name="T8">l++)</text:span></text:p>
      <text:p text:style-name="P19"><text:tab/><text:tab/><text:span text:style-name="T8">zero </text:span><text:span text:style-name="T8"><draw:frame draw:style-name="fr1" draw:name="Object9" text:anchor-type="as-char" svg:y="-0.1484in" svg:width="0.4193in" svg:height="0.2098in" draw:z-index="2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8">, </text:span><text:span text:style-name="T8"><draw:frame draw:style-name="fr1" draw:name="Object10" text:anchor-type="as-char" svg:y="-0.1484in" svg:width="0.4311in" svg:height="0.2098in" draw:z-index="2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9"/>
      <text:p text:style-name="P23">=&gt; zeroed elements stay zero</text:p>
      <text:p text:style-name="P21"/>
      <text:p text:style-name="P75"/>
      <text:p text:style-name="P81"><text:span text:style-name="T105">Triangle</text:span> Decomposition via Givens Rotation</text:p>
      <text:p text:style-name="P3"/>
      <text:p text:style-name="P15"><draw:frame draw:style-name="fr1" draw:name="Object66" text:anchor-type="as-char" svg:y="-0.152in" svg:width="0.8165in" svg:height="0.2008in" draw:z-index="36"><draw:object xlink:href="./Object 66" xlink:type="simple" xlink:show="embed" xlink:actuate="onLoad"/><draw:image xlink:href="./ObjectReplacements/Object 66" xlink:type="simple" xlink:show="embed" xlink:actuate="onLoad"/><svg:desc>formula</svg:desc></draw:frame><draw:frame draw:style-name="fr1" draw:name="Object67" text:anchor-type="as-char" svg:y="-0.152in" svg:width="0.7835in" svg:height="0.2008in" draw:z-index="38"><draw:object xlink:href="./Object 67" xlink:type="simple" xlink:show="embed" xlink:actuate="onLoad"/><draw:image xlink:href="./ObjectReplacements/Object 67" xlink:type="simple" xlink:show="embed" xlink:actuate="onLoad"/><svg:desc>formula</svg:desc></draw:frame><text:span text:style-name="T3"><draw:frame draw:style-name="fr1" draw:name="Object69" text:anchor-type="as-char" svg:y="-0.152in" svg:width="0.9898in" svg:height="0.2008in" draw:z-index="39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3">: Givens Rotation</text:span></text:p>
      <text:p text:style-name="P15"/>
      <text:p text:style-name="P15"><draw:frame draw:style-name="fr1" draw:name="Object70" text:anchor-type="as-char" svg:y="-0.1484in" svg:width="0.4646in" svg:height="0.2098in" draw:z-index="40"><draw:object xlink:href="./Object 70" xlink:type="simple" xlink:show="embed" xlink:actuate="onLoad"/><draw:image xlink:href="./ObjectReplacements/Object 70" xlink:type="simple" xlink:show="embed" xlink:actuate="onLoad"/><svg:desc>formula</svg:desc></draw:frame>;<draw:frame draw:style-name="fr1" draw:name="Object71" text:anchor-type="as-char" svg:y="-0.1484in" svg:width="0.5874in" svg:height="0.2098in" draw:z-index="41"><draw:object xlink:href="./Object 71" xlink:type="simple" xlink:show="embed" xlink:actuate="onLoad"/><draw:image xlink:href="./ObjectReplacements/Object 71" xlink:type="simple" xlink:show="embed" xlink:actuate="onLoad"/><svg:desc>formula</svg:desc></draw:frame>;<draw:frame draw:style-name="fr1" draw:name="Object72" text:anchor-type="as-char" svg:y="-0.1484in" svg:width="0.7898in" svg:height="0.2098in" draw:z-index="42"><draw:object xlink:href="./Object 72" xlink:type="simple" xlink:show="embed" xlink:actuate="onLoad"/><draw:image xlink:href="./ObjectReplacements/Object 72" xlink:type="simple" xlink:show="embed" xlink:actuate="onLoad"/><svg:desc>formula</svg:desc></draw:frame>; <draw:frame draw:style-name="fr1" draw:name="Object73" text:anchor-type="as-char" svg:y="-0.1484in" svg:width="1.2654in" svg:height="0.2098in" draw:z-index="55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15"/>
      <text:p text:style-name="P13"><draw:frame draw:style-name="fr1" draw:name="Object74" text:anchor-type="as-char" svg:y="-0.172in" svg:width="1.6063in" svg:height="0.2083in" draw:z-index="62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13"/>
      <text:p text:style-name="P13">=&gt;</text:p>
      <text:p text:style-name="P13"/>
      <text:p text:style-name="P13"><draw:frame draw:style-name="fr1" draw:name="Object75" text:anchor-type="as-char" svg:y="-0.172in" svg:width="0.7457in" svg:height="0.2083in" draw:z-index="63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13"/>
      <text:p text:style-name="P13"><draw:frame draw:style-name="fr1" draw:name="Object76" text:anchor-type="as-char" svg:y="-0.1484in" svg:width="0.652in" svg:height="0.1846in" draw:z-index="64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13"/>
      <text:p text:style-name="P13"><draw:frame draw:style-name="fr1" draw:name="Object77" text:anchor-type="as-char" svg:y="-0.2807in" svg:width="0.9917in" svg:height="0.4484in" draw:z-index="65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13"/>
      <text:p text:style-name="P13"><draw:frame draw:style-name="fr1" draw:name="Object78" text:anchor-type="as-char" svg:y="-0.2807in" svg:width="2.7764in" svg:height="0.4484in" draw:z-index="68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13"/>
      <text:p text:style-name="P13"><draw:frame draw:style-name="fr1" draw:name="Object79" text:anchor-type="as-char" svg:y="-0.2807in" svg:width="2.6862in" svg:height="0.4484in" draw:z-index="70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13"/>
      <text:p text:style-name="P13"><draw:frame draw:style-name="fr1" draw:name="Object80" text:anchor-type="as-char" svg:y="-0.172in" svg:width="0.8744in" svg:height="0.2083in" draw:z-index="71"><draw:object xlink:href="./Object 80" xlink:type="simple" xlink:show="embed" xlink:actuate="onLoad"/><draw:image xlink:href="./ObjectReplacements/Object 80" xlink:type="simple" xlink:show="embed" xlink:actuate="onLoad"/><svg:desc>formula</svg:desc></draw:frame>:</text:p>
      <text:p text:style-name="P13"/>
      <text:p text:style-name="P13"><draw:frame draw:style-name="fr1" draw:name="Object81" text:anchor-type="as-char" svg:y="-0.172in" svg:width="1.1043in" svg:height="0.2335in" draw:z-index="72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13"/>
      <text:p text:style-name="P13"><draw:frame draw:style-name="fr1" draw:name="Object82" text:anchor-type="as-char" svg:y="-0.172in" svg:width="1.0693in" svg:height="0.2335in" draw:z-index="73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13"/>
      <text:p text:style-name="P13"><draw:frame draw:style-name="fr1" draw:name="Object83" text:anchor-type="as-char" svg:y="-0.2693in" svg:width="3.1728in" svg:height="0.4665in" draw:z-index="74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13"/>
      <text:p text:style-name="P14">A → upper triangular</text:p>
      <text:p text:style-name="P14"/>
      <text:p text:style-name="P20"><text:span text:style-name="T8">f</text:span>or<text:span text:style-name="T8">(l</text:span> = <text:span text:style-name="T106">0</text:span>; <text:span text:style-name="T106">l</text:span> &lt; n; <text:span text:style-name="T106">l++)</text:span></text:p>
      <text:p text:style-name="P20"><text:span text:style-name="T8"><text:tab/>f</text:span>or<text:span text:style-name="T8">(k</text:span> = <text:span text:style-name="T106">l + 1</text:span>; <text:span text:style-name="T106">k</text:span> &lt; <text:span text:style-name="T8">n</text:span>; <text:span text:style-name="T106">k++)</text:span></text:p>
      <text:p text:style-name="P20"><text:tab/><text:tab/><text:span text:style-name="T8">zero </text:span><text:span text:style-name="T8"><draw:frame draw:style-name="fr1" draw:name="Object84" text:anchor-type="as-char" svg:y="-0.1484in" svg:width="0.298in" svg:height="0.2098in" draw:z-index="75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p>
      <text:p text:style-name="P20"/>
      <text:p text:style-name="P14">A → lower triangular</text:p>
      <text:p text:style-name="P14"/>
      <text:p text:style-name="P20"><text:span text:style-name="T8">f</text:span>or<text:span text:style-name="T8">(l</text:span> = <text:span text:style-name="T106">n - 1</text:span>; <text:span text:style-name="T106">l</text:span> <text:span text:style-name="T106">&gt;=</text:span> <text:span text:style-name="T106">0</text:span>; <text:span text:style-name="T106">l--)</text:span></text:p>
      <text:p text:style-name="P20"><text:span text:style-name="T8"><text:tab/>f</text:span>or<text:span text:style-name="T8">(k</text:span> = <text:span text:style-name="T106">l - 1</text:span>; <text:span text:style-name="T106">k</text:span> <text:span text:style-name="T106">&gt; 0</text:span>; <text:span text:style-name="T106">k--)</text:span></text:p>
      <text:p text:style-name="P20"><text:tab/><text:tab/><text:span text:style-name="T8">zero </text:span><text:span text:style-name="T8"><draw:frame draw:style-name="fr1" draw:name="Object85" text:anchor-type="as-char" svg:y="-0.1484in" svg:width="0.298in" svg:height="0.2098in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p>
      <text:p text:style-name="P94"/>
      <text:p text:style-name="P77">QR Cycle</text:p>
      <text:p text:style-name="Text_20_body">Principle Idea: <text:span text:style-name="T68">QR-Decomposition: A = QR <text:s/>(R = upper triangular).</text:span></text:p>
      <text:p text:style-name="P93"><text:span text:style-name="T69">QR Cycle: </text:span>A’ := R<text:span text:style-name="T69">Q =</text:span> <text:s/>Q<text:span text:style-name="T11">T</text:span><text:span text:style-name="T25">AQ</text:span></text:p>
      <text:p text:style-name="P91"><text:span text:style-name="T25">R</text:span><text:span text:style-name="T24">epeated cycles let A’ to converge to diagonal if sufficient gap between different eigenvalues.</text:span></text:p>
      <text:p text:style-name="P86"><text:span text:style-name="T37">From A being </text:span><text:span text:style-name="T24">symmetric </text:span><text:span text:style-name="T33">and</text:span><text:span text:style-name="T24"> tridiagonal </text:span><text:span text:style-name="T37">follows …</text:span></text:p>
      <text:p text:style-name="P86"><text:span text:style-name="T37">1. </text:span><text:span text:style-name="T24">Q has upper Hessenberg form.<text:line-break/></text:span><text:span text:style-name="T43">(</text:span><text:span text:style-name="T44">E</text:span><text:span text:style-name="T43">asily verifiable </text:span><text:span text:style-name="T44">by spelling out the product</text:span><text:span text:style-name="T43">)</text:span></text:p>
      <text:p text:style-name="P86"><text:span text:style-name="T37">2. <text:s/></text:span><text:span text:style-name="T26">A’ </text:span><text:span text:style-name="T24">has upper Hessenberg form. <text:line-break/></text:span><text:span text:style-name="T43">(</text:span><text:span text:style-name="T44">Because </text:span><text:span text:style-name="T46">A’ </text:span><text:span text:style-name="T44">= </text:span><text:span text:style-name="T49">R</text:span><text:span text:style-name="T48">Q </text:span><text:span text:style-name="T50">is </text:span><text:span text:style-name="T44">the </text:span><text:span text:style-name="T43">product of upper triangle. &amp; upper Hessenberg → upper Hessenberg).</text:span><text:span text:style-name="T63"> </text:span></text:p>
      <text:p text:style-name="P88"><text:span text:style-name="T23">3. </text:span><text:span text:style-name="T25">A’ </text:span><text:span text:style-name="T24">is</text:span><text:span text:style-name="T25"> symmetric</text:span><text:span text:style-name="T24">|<text:line-break/>(</text:span><text:span text:style-name="T43">Because</text:span><text:span text:style-name="T45"> </text:span><text:span text:style-name="T46">A’ </text:span><text:span text:style-name="T43">= </text:span><text:span text:style-name="T46">Q</text:span><text:span text:style-name="T22">T</text:span><text:span text:style-name="T47">AQ is </text:span><text:span text:style-name="T43">the</text:span><text:span text:style-name="T47"> orthogonal transformation of a symmetric matrix.</text:span><text:span text:style-name="T43">)</text:span></text:p>
      <text:p text:style-name="P86"><text:span text:style-name="T64">4. </text:span><text:span text:style-name="T65">A’ </text:span><text:span text:style-name="T66">is</text:span><text:span text:style-name="T65"> </text:span><text:span text:style-name="T66">tri-diagonal<text:line-break/>(</text:span><text:span text:style-name="T44">Because</text:span><text:span text:style-name="T45"> </text:span><text:span text:style-name="T46">A’ </text:span><text:span text:style-name="T44">= </text:span><text:span text:style-name="T46">Q</text:span><text:span text:style-name="T21">T</text:span><text:span text:style-name="T43">AQ is </text:span><text:span text:style-name="T44">the</text:span><text:span text:style-name="T43"> orthogonal transformation of a symmetric matrix.</text:span><text:span text:style-name="T44">)</text:span></text:p>
      <text:p text:style-name="P87"><text:span text:style-name="T64">5. </text:span><text:span text:style-name="T63">Only the tri-diagonal elemets of Q contribute to A’<text:line-break/></text:span><text:span text:style-name="T47">(</text:span><text:span text:style-name="T43">E</text:span><text:span text:style-name="T47">asily verifiable </text:span><text:span text:style-name="T43">by spelling out the product and considering that A’ must turn out tri-diagonal</text:span><text:span text:style-name="T47">)</text:span></text:p>
      <text:p text:style-name="P89"><text:span text:style-name="T67">T</text:span><text:span text:style-name="T23">his means that A’ can be computed with O(n) complexity. O(n</text:span><text:span text:style-name="T9">2</text:span><text:span text:style-name="T23">) when also updating the rotation matrix.</text:span></text:p>
      <text:p text:style-name="P90"><text:span text:style-name="T50"/></text:p>
      <text:p text:style-name="P90"><text:span text:style-name="T50"/></text:p>
      <text:p text:style-name="P55"><text:span text:style-name="T24"/></text:p>
      <text:p text:style-name="P55"/>
      <text:p text:style-name="P61"/>
      <text:p text:style-name="P78"><text:span text:style-name="T29">Successive</text:span><text:span text:style-name="T28"> </text:span><text:span text:style-name="T27">G</text:span><text:span text:style-name="T24">ivens </text:span><text:span text:style-name="T29">r</text:span><text:span text:style-name="T24">otations </text:span><text:span text:style-name="T24"><draw:frame draw:style-name="fr1" draw:name="Object55" text:anchor-type="as-char" svg:y="-0.1484in" svg:width="0.761in" svg:height="0.2098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24">, </text:span><text:span text:style-name="T24"><draw:frame draw:style-name="fr1" draw:name="Object57" text:anchor-type="as-char" svg:y="-0.1201in" svg:width="0.1965in" svg:height="0.1811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8">modifying </text:span><text:span text:style-name="T28"><draw:frame draw:style-name="fr1" draw:name="Object58" text:anchor-type="as-char" svg:y="-0.1484in" svg:width="0.3709in" svg:height="0.2098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8">and</text:span><text:span text:style-name="T28"><draw:frame draw:style-name="fr1" draw:name="Object59" text:anchor-type="as-char" svg:y="-0.1484in" svg:width="0.489in" svg:height="0.2098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29">in ascending order such that</text:span><text:span text:style-name="T29"><draw:frame draw:style-name="fr1" draw:name="Object47" text:anchor-type="as-char" svg:y="-0.1484in" svg:width="0.6083in" svg:height="0.2098in" draw:z-index="59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9">. I</text:span><text:span text:style-name="T30">n the following notation we use </text:span><text:span text:style-name="T32">h, </text:span><text:span text:style-name="T38">i, j, k,</text:span><text:span text:style-name="T39">l</text:span><text:span text:style-name="T30"> with</text:span><text:span text:style-name="T25"><draw:frame draw:style-name="fr1" draw:name="Object41" text:anchor-type="as-char" svg:y="-0.1484in" svg:width="1.3945in" svg:height="0.1846in" draw:z-index="6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5">.</text:span></text:p>
      <text:p text:style-name="P60"><text:span text:style-name="T71">Matrix </text:span>R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66"><draw:frame draw:style-name="fr1" draw:name="Object12" text:anchor-type="as-char" svg:y="-0.1484in" svg:width="0.8717in" svg:height="0.2098in" draw:z-index="30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1" draw:name="Object27" text:anchor-type="as-char" svg:y="-0.1484in" svg:width="0.8654in" svg:height="0.2098in" draw:z-index="31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1.B1" office:value-type="string">
            <text:p text:style-name="Table_20_Contents"><draw:frame draw:style-name="fr1" draw:name="Object56" text:anchor-type="as-char" svg:y="-0.1484in" svg:width="0.411in" svg:height="0.2098in" draw:z-index="81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table-cell table:style-name="Table1.D1" office:value-type="string">
            <text:p text:style-name="P74">0</text:p>
          </table:table-cell>
        </table:table-row>
        <table:table-row>
          <table:table-cell table:style-name="Table1.A2" office:value-type="string">
            <text:p text:style-name="P68">0</text:p>
          </table:table-cell>
          <table:table-cell table:style-name="Table1.B2" office:value-type="string">
            <text:p text:style-name="Table_20_Contents"><draw:frame draw:style-name="fr1" draw:name="Object35" text:anchor-type="as-char" svg:y="-0.152in" svg:width="1.6008in" svg:height="0.2134in" draw:z-index="3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1.C2" office:value-type="string">
            <text:p text:style-name="Table_20_Contents"><draw:frame draw:style-name="fr1" draw:name="Object29" text:anchor-type="as-char" svg:y="-0.1484in" svg:width="1.0161in" svg:height="0.2098in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1.D2" office:value-type="string">
            <text:p text:style-name="Table_20_Contents"><draw:frame draw:style-name="fr1" draw:name="Object13" text:anchor-type="as-char" svg:y="-0.1484in" svg:width="0.4102in" svg:height="0.2098in" draw:z-index="8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  <table:table-row>
          <table:table-cell table:style-name="Table1.A3" office:value-type="string">
            <text:p text:style-name="P67">0</text:p>
          </table:table-cell>
          <table:table-cell table:style-name="Table1.B3" office:value-type="string">
            <text:p text:style-name="P70">0</text:p>
          </table:table-cell>
          <table:table-cell table:style-name="Table1.B2" office:value-type="string">
            <text:p text:style-name="Table_20_Contents"><draw:frame draw:style-name="fr1" draw:name="Object36" text:anchor-type="as-char" svg:y="-0.152in" svg:width="1.7535in" svg:height="0.2134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.D2" office:value-type="string">
            <text:p text:style-name="Table_20_Contents"><draw:frame draw:style-name="fr1" draw:name="Object34" text:anchor-type="as-char" svg:y="-0.1484in" svg:width="1.0165in" svg:height="0.2098in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</table:table-row>
        <table:table-row>
          <table:table-cell table:style-name="Table1.A4" office:value-type="string">
            <text:p text:style-name="P67">0</text:p>
          </table:table-cell>
          <table:table-cell table:style-name="Table1.B4" office:value-type="string">
            <text:p text:style-name="P67">0</text:p>
          </table:table-cell>
          <table:table-cell table:style-name="Table1.C4" office:value-type="string">
            <text:p text:style-name="P70">0</text:p>
          </table:table-cell>
          <table:table-cell table:style-name="Table1.D4" office:value-type="string">
            <text:p text:style-name="Table_20_Contents"><draw:frame draw:style-name="fr1" draw:name="Object37" text:anchor-type="as-char" svg:y="-0.152in" svg:width="1.7583in" svg:height="0.2134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</table:table>
      <text:p text:style-name="P51"/>
      <text:p text:style-name="P54">Generally:</text:p>
      <text:p text:style-name="P56"><draw:frame draw:style-name="fr1" draw:name="Object68" text:anchor-type="as-char" svg:y="-0.152in" svg:width="2.6217in" svg:height="0.2134in" draw:z-index="76"><draw:object xlink:href="./Object 68" xlink:type="simple" xlink:show="embed" xlink:actuate="onLoad"/><draw:image xlink:href="./ObjectReplacements/Object 68" xlink:type="simple" xlink:show="embed" xlink:actuate="onLoad"/></draw:frame></text:p>
      <text:p text:style-name="P52"><text:span text:style-name="T70"><draw:frame draw:style-name="fr1" draw:name="Object38" text:anchor-type="as-char" svg:y="-0.152in" svg:width="1.9165in" svg:height="0.2134in" draw:z-index="7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70"><draw:frame draw:style-name="fr1" draw:name="Object24" text:anchor-type="as-char" svg:y="-0.1484in" svg:width="1.1807in" svg:height="0.2098in" draw:z-index="78"><draw:object xlink:href="./Object 24" xlink:type="simple" xlink:show="embed" xlink:actuate="onLoad"/><draw:image xlink:href="./ObjectReplacements/Object 24" xlink:type="simple" xlink:show="embed" xlink:actuate="onLoad"/><svg:desc>formula</svg:desc></draw:frame></text:span><draw:frame draw:style-name="fr1" draw:name="Object42" text:anchor-type="as-char" svg:y="-0.1484in" svg:width="0.6756in" svg:height="0.2098in" draw:z-index="79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53">with <draw:frame draw:style-name="fr1" draw:name="Object63" text:anchor-type="as-char" svg:y="-0.1484in" svg:width="0.4307in" svg:height="0.2098in" draw:z-index="82"><draw:object xlink:href="./Object 63" xlink:type="simple" xlink:show="embed" xlink:actuate="onLoad"/><draw:image xlink:href="./ObjectReplacements/Object 63" xlink:type="simple" xlink:show="embed" xlink:actuate="onLoad"/><svg:desc>formula</svg:desc></draw:frame>, <draw:frame draw:style-name="fr1" draw:name="Object64" text:anchor-type="as-char" svg:y="-0.1484in" svg:width="0.4256in" svg:height="0.2098in" draw:z-index="83"><draw:object xlink:href="./Object 64" xlink:type="simple" xlink:show="embed" xlink:actuate="onLoad"/><draw:image xlink:href="./ObjectReplacements/Object 64" xlink:type="simple" xlink:show="embed" xlink:actuate="onLoad"/><svg:desc>formula</svg:desc></draw:frame>for j out of range {0, …, n-<text:span text:style-name="T73">2</text:span>}</text:p>
      <text:p text:style-name="P63"><text:span text:style-name="T31">Matrix <text:s/></text:span><text:span text:style-name="T24">Q</text:span><text:span text:style-name="T11">T</text:span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72"><draw:frame draw:style-name="fr1" draw:name="Object43" text:anchor-type="as-char" svg:y="-0.1484in" svg:width="0.2154in" svg:height="0.2098in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2.B1" office:value-type="string">
            <text:p text:style-name="P72"><draw:frame draw:style-name="fr1" draw:name="Object44" text:anchor-type="as-char" svg:y="-0.1484in" svg:width="0.2063in" svg:height="0.2098in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2.C1" office:value-type="string">
            <text:p text:style-name="P72">0</text:p>
          </table:table-cell>
          <table:table-cell table:style-name="Table2.D1" office:value-type="string">
            <text:p text:style-name="P72">0</text:p>
          </table:table-cell>
        </table:table-row>
        <table:table-row>
          <table:table-cell table:style-name="Table2.A2" office:value-type="string">
            <text:p text:style-name="P69"><draw:frame draw:style-name="fr1" draw:name="Object45" text:anchor-type="as-char" svg:y="-0.1484in" svg:width="0.4874in" svg:height="0.2098in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2.B2" office:value-type="string">
            <text:p text:style-name="P72"><draw:frame draw:style-name="fr1" draw:name="Object46" text:anchor-type="as-char" svg:y="-0.1484in" svg:width="0.3654in" svg:height="0.2098in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2.A2" office:value-type="string">
            <text:p text:style-name="P72"><draw:frame draw:style-name="fr1" draw:name="Object48" text:anchor-type="as-char" svg:y="-0.1484in" svg:width="0.2035in" svg:height="0.2098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2.D2" office:value-type="string">
            <text:p text:style-name="P72">0</text:p>
          </table:table-cell>
        </table:table-row>
        <table:table-row>
          <table:table-cell table:style-name="Table2.A2" office:value-type="string">
            <text:p text:style-name="P73">not needed</text:p>
          </table:table-cell>
          <table:table-cell table:style-name="Table2.A2" office:value-type="string">
            <text:p text:style-name="P71"><draw:frame draw:style-name="fr1" draw:name="Object49" text:anchor-type="as-char" svg:y="-0.1484in" svg:width="0.6382in" svg:height="0.2098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2.B2" office:value-type="string">
            <text:p text:style-name="P72"><draw:frame draw:style-name="fr1" draw:name="Object50" text:anchor-type="as-char" svg:y="-0.1484in" svg:width="0.3634in" svg:height="0.2098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Table2.D3" office:value-type="string">
            <text:p text:style-name="P72"><draw:frame draw:style-name="fr1" draw:name="Object51" text:anchor-type="as-char" svg:y="-0.1484in" svg:width="0.2043in" svg:height="0.2098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73">not needed</text:p>
          </table:table-cell>
          <table:table-cell table:style-name="Table2.A2" office:value-type="string">
            <text:p text:style-name="P73">not needed</text:p>
          </table:table-cell>
          <table:table-cell table:style-name="Table2.A2" office:value-type="string">
            <text:p text:style-name="P71"><draw:frame draw:style-name="fr1" draw:name="Object53" text:anchor-type="as-char" svg:y="-0.1484in" svg:width="0.6366in" svg:height="0.2098in" draw:z-index="69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2.D4" office:value-type="string">
            <text:p text:style-name="P72"><draw:frame draw:style-name="fr1" draw:name="Object52" text:anchor-type="as-char" svg:y="-0.1484in" svg:width="0.3646in" svg:height="0.2098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</table:table-row>
      </table:table>
      <text:p text:style-name="P24"/>
      <text:p text:style-name="P51"><text:span text:style-name="T70">Generally: </text:span><draw:frame draw:style-name="fr1" draw:name="Object54" text:anchor-type="as-char" svg:y="-0.1484in" svg:width="0.6425in" svg:height="0.2098in" draw:z-index="52"><draw:object xlink:href="./Object 54" xlink:type="simple" xlink:show="embed" xlink:actuate="onLoad"/><draw:image xlink:href="./ObjectReplacements/Object 54" xlink:type="simple" xlink:show="embed" xlink:actuate="onLoad"/><svg:desc>formula</svg:desc></draw:frame>,<draw:frame draw:style-name="fr1" draw:name="Object60" text:anchor-type="as-char" svg:y="-0.172in" svg:width="0.5228in" svg:height="0.2335in" draw:z-index="66"><draw:object xlink:href="./Object 60" xlink:type="simple" xlink:show="embed" xlink:actuate="onLoad"/><draw:image xlink:href="./ObjectReplacements/Object 60" xlink:type="simple" xlink:show="embed" xlink:actuate="onLoad"/><svg:desc>formula</svg:desc></draw:frame>,<draw:frame draw:style-name="fr1" draw:name="Object61" text:anchor-type="as-char" svg:y="-0.172in" svg:width="0.9102in" svg:height="0.2335in" draw:z-index="67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64"><text:span text:style-name="T71">Matrix A’ </text:span>= RQ</text:p>
      <text:p text:style-name="P48"><draw:frame draw:style-name="fr1" draw:name="Object62" text:anchor-type="as-char" svg:y="-0.172in" svg:width="2.0807in" svg:height="0.2335in" draw:z-index="53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22"><draw:frame draw:style-name="fr1" draw:name="Object65" text:anchor-type="as-char" svg:y="-0.172in" svg:width="3.3827in" svg:height="0.2335in" draw:z-index="61"><draw:object xlink:href="./Object 65" xlink:type="simple" xlink:show="embed" xlink:actuate="onLoad"/><draw:image xlink:href="./ObjectReplacements/Object 65" xlink:type="simple" xlink:show="embed" xlink:actuate="onLoad"/></draw:frame></text:p>
      <text:p text:style-name="P22"/>
      <text:p text:style-name="P47">This operation can be implemented <text:span text:style-name="T108">in-place</text:span>. (No extra heap memory needed)</text:p>
      <text:p text:style-name="P42"/>
      <text:p text:style-name="P79">Shifting</text:p>
      <text:p text:style-name="P65">Alternative QR Cycle: </text:p>
      <text:p text:style-name="P49">A’ = Q<text:span text:style-name="T11">T</text:span><text:span text:style-name="T25">AQ </text:span><text:span text:style-name="T34">= <text:s/></text:span><text:span text:style-name="T24">Q</text:span><text:span text:style-name="T11">T</text:span><text:span text:style-name="T34">(</text:span><text:span text:style-name="T25">A – </text:span><text:span text:style-name="T58">λ</text:span><text:span text:style-name="T34">I )</text:span><text:span text:style-name="T25">Q </text:span><text:span text:style-name="T34">+</text:span><text:span text:style-name="T25"> </text:span><text:span text:style-name="T58">λ</text:span><text:span text:style-name="T34">I</text:span></text:p>
      <text:p text:style-name="P65"><text:span text:style-name="T24">Q is </text:span><text:span text:style-name="T57">chosen such that </text:span><text:span text:style-name="T59">Q</text:span><text:span text:style-name="T19">T</text:span><text:span text:style-name="T57">(</text:span><text:span text:style-name="T60">A – </text:span><text:span text:style-name="T57">λI ) is upper-triangular.</text:span></text:p>
      <text:p text:style-name="P65"><text:span text:style-name="T24">→ Convergence can be accelerated by strategically selecting </text:span><text:span text:style-name="T57">λ for each iteration.</text:span></text:p>
      <text:p text:style-name="P62">Method: </text:p>
      <text:p text:style-name="P57">- <text:span text:style-name="T103">Get eigenvalues of </text:span>2x2 sub-matrix of the last two columns and rows.</text:p>
      <text:p text:style-name="P58">- Set <text:span text:style-name="T97">λ</text:span> to eigenvalue closer to the last diagonal element.</text:p>
      <text:p text:style-name="P59">- Iterate until <text:span text:style-name="T103">convergence</text:span><text:line-break/>→<text:span text:style-name="T104"> Test convergence by comparing last off-diag to last diag element.</text:span><text:line-break/>→<text:span text:style-name="T103"> Typically converges in 2...3 cycles. (A safety limit of 100 should be ample)</text:span></text:p>
      <text:p text:style-name="P57">- Deflate matrix (from bottom) and repeat.</text:p>
      <text:p text:style-name="P50"/>
      <text:p text:style-name="P80">References</text:p>
      <text:p text:style-name="P44"><text:span text:style-name="T76">[</text:span><text:span text:style-name="T78">1</text:span><text:span text:style-name="T76">] </text:span><text:span text:style-name="T78">Numerical Recipes in C (Pg. 456ff), ISBN 0-521-43108-5</text:span></text:p>
      <text:p text:style-name="P44"><text:span text:style-name="T76">[</text:span><text:span text:style-name="T78">2</text:span><text:span text:style-name="T76">] </text:span><text:a xlink:type="simple" xlink:href="https://www.mathworks.com/content/dam/mathworks/mathworks-dot-com/moler/eigs.pdf" text:style-name="Internet_20_link" text:visited-style-name="Visited_20_Internet_20_Link"><text:span text:style-name="T76">https://www.mathworks.com/content/dam/mathworks/mathworks-dot-com/moler/eigs.pdf</text:span></text:a></text:p>
      <text:p text:style-name="Standard"><text:span text:style-name="T40">[</text:span><text:span text:style-name="T42">3</text:span><text:span text:style-name="T40">] Spectral Theorem: </text:span><text:a xlink:type="simple" xlink:href="https://en.wikipedia.org/wiki/Spectral_theorem" text:style-name="Internet_20_link" text:visited-style-name="Visited_20_Internet_20_Link"><text:span text:style-name="T40">https://en.wikipedia.org/wiki/Spectral_theorem</text:span></text:a></text:p>
      <text:p text:style-name="P43"><text:span text:style-name="T77">[</text:span><text:span text:style-name="T78">4</text:span><text:span text:style-name="T76">] </text:span><text:span text:style-name="T40">Spectral </text:span><text:span text:style-name="T41">Decomposition</text:span><text:span text:style-name="T40">: </text:span><text:a xlink:type="simple" xlink:href="https://en.wikipedia.org/wiki/Matrix_decomposition" text:style-name="Internet_20_link" text:visited-style-name="Visited_20_Internet_20_Link"><text:span text:style-name="T76">https://en.wikipedia.org/wiki/Matrix_decomposition</text:span></text:a></text:p>
      <text:p text:style-name="P38"><text:span text:style-name="T79">[5</text:span>] https://en.wikipedia.org/wiki/Singular-value_decomposition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class="chapter"/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cccccc" fo:font-size="8pt" officeooo:rsid="00335fd6" officeooo:paragraph-rsid="00335fd6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© 2018 Johannes B. Steffen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1:15:39.967370841</meta:creation-date>
    <meta:generator>LibreOffice/5.1.6.2$Linux_X86_64 LibreOffice_project/10m0$Build-2</meta:generator>
    <dc:date>2018-05-19T16:42:16.271432952</dc:date>
    <meta:editing-duration>P1DT2H12M57S</meta:editing-duration>
    <meta:editing-cycles>58</meta:editing-cycles>
    <meta:print-date>2018-05-14T15:37:12.426212841</meta:print-date>
    <meta:document-statistic meta:table-count="2" meta:image-count="0" meta:object-count="85" meta:page-count="7" meta:paragraph-count="131" meta:word-count="632" meta:character-count="3769" meta:non-whitespace-character-count="3160"/>
  </office:meta>
</office:document-meta>
</file>

<file path=Object 1/content.xml><?xml version="1.0" encoding="utf-8"?>
<math xmlns="http://www.w3.org/1998/Math/MathML" display="block">
  <semantics>
    <mrow>
      <msub>
        <mi>g</mi>
        <mi mathvariant="italic">kl</mi>
      </msub>
      <mo stretchy="false">=</mo>
      <mi>s</mi>
    </mrow>
    <annotation encoding="StarMath 5.0">g_kl=s</annotation>
  </semantics>
</math>
</file>

<file path=Object 10/content.xml><?xml version="1.0" encoding="utf-8"?>
<math xmlns="http://www.w3.org/1998/Math/MathML" display="block">
  <semantics>
    <msub>
      <mi>a</mi>
      <mrow>
        <mi>l</mi>
        <mi>,</mi>
        <mrow>
          <mi>k</mi>
          <mo stretchy="false">−</mo>
          <mn>1</mn>
        </mrow>
      </mrow>
    </msub>
    <annotation encoding="StarMath 5.0">a_{l,k-1}
</annotation>
  </semantics>
</math>
</file>

<file path=Object 11/content.xml><?xml version="1.0" encoding="utf-8"?>
<math xmlns="http://www.w3.org/1998/Math/MathML" display="block">
  <semantics>
    <mrow>
      <mrow>
        <msub>
          <mi>g</mi>
          <mi mathvariant="italic">ij</mi>
        </msub>
        <mo stretchy="false">=</mo>
        <msub>
          <mi mathvariant="normal">δ</mi>
          <mi mathvariant="italic">ij</mi>
        </msub>
      </mrow>
      <mo stretchy="false">∀</mo>
      <mi>i</mi>
      <mi>,</mi>
      <mrow>
        <mi>j</mi>
        <mo stretchy="false">≠</mo>
        <mi>k</mi>
      </mrow>
      <mi>,</mi>
      <mi>l</mi>
    </mrow>
    <annotation encoding="StarMath 5.0">g_ij = %delta_ij forall i,j &lt;&gt; k,l


</annotation>
  </semantics>
</math>
</file>

<file path=Object 12/content.xml><?xml version="1.0" encoding="utf-8"?>
<math xmlns="http://www.w3.org/1998/Math/MathML" display="block">
  <semantics>
    <mrow>
      <msub>
        <mi>c</mi>
        <mn>0</mn>
      </msub>
      <mrow>
        <msub>
          <mi>a</mi>
          <mn>00</mn>
        </msub>
        <mo stretchy="false">+</mo>
        <msub>
          <mi>s</mi>
          <mn>0</mn>
        </msub>
      </mrow>
      <msub>
        <mi>a</mi>
        <mn>01</mn>
      </msub>
    </mrow>
    <annotation encoding="StarMath 5.0">c_0 a_00 + s_0 a_01</annotation>
  </semantics>
</math>
</file>

<file path=Object 13/content.xml><?xml version="1.0" encoding="utf-8"?>
<math xmlns="http://www.w3.org/1998/Math/MathML" display="block">
  <semantics>
    <mrow>
      <msub>
        <mi>s</mi>
        <mn>1</mn>
      </msub>
      <msub>
        <mi>a</mi>
        <mn>23</mn>
      </msub>
    </mrow>
    <annotation encoding="StarMath 5.0">s_1 a_23
</annotation>
  </semantics>
</math>
</file>

<file path=Object 14/content.xml><?xml version="1.0" encoding="utf-8"?>
<math xmlns="http://www.w3.org/1998/Math/MathML" display="block">
  <semantics>
    <mrow>
      <mi>a</mi>
      <mrow>
        <msub>
          <mi>'</mi>
          <mi mathvariant="italic">kl</mi>
        </msub>
        <mo stretchy="false">=</mo>
        <msub>
          <mi>a</mi>
          <mi mathvariant="italic">kl</mi>
        </msub>
      </mrow>
      <mrow>
        <mrow>
          <mo fence="true" stretchy="false">(</mo>
          <mrow>
            <mrow>
              <msup>
                <mi>c</mi>
                <mn>2</mn>
              </msup>
              <mo stretchy="false">−</mo>
              <msup>
                <mi>s</mi>
                <mn>2</mn>
              </msup>
            </mrow>
          </mrow>
          <mo fence="true" stretchy="false">)</mo>
        </mrow>
        <mo stretchy="false">+</mo>
        <mi mathvariant="italic">cs</mi>
      </mrow>
      <mrow>
        <mo fence="true" stretchy="false">(</mo>
        <mrow>
          <mrow>
            <msub>
              <mi>a</mi>
              <mtext>ll</mtext>
            </msub>
            <mo stretchy="false">−</mo>
            <msub>
              <mi>a</mi>
              <mi mathvariant="italic">kk</mi>
            </msub>
          </mrow>
        </mrow>
        <mo fence="true" stretchy="false">)</mo>
      </mrow>
    </mrow>
    <annotation encoding="StarMath 5.0">a'_kl = a_kl(c^2-s^2) + cs (a_"ll"- a_kk)
</annotation>
  </semantics>
</math>
</file>

<file path=Object 15/content.xml><?xml version="1.0" encoding="utf-8"?>
<math xmlns="http://www.w3.org/1998/Math/MathML" display="block">
  <semantics>
    <mrow>
      <msub>
        <mi>a</mi>
        <mi mathvariant="italic">ij</mi>
      </msub>
      <mo stretchy="false">=</mo>
      <msub>
        <mi>a</mi>
        <mi mathvariant="italic">ji</mi>
      </msub>
    </mrow>
    <annotation encoding="StarMath 5.0">a_ij = a_ji


</annotation>
  </semantics>
</math>
</file>

<file path=Object 16/content.xml><?xml version="1.0" encoding="utf-8"?>
<math xmlns="http://www.w3.org/1998/Math/MathML" display="block">
  <semantics>
    <mrow>
      <mi>a</mi>
      <mrow>
        <msub>
          <mi>'</mi>
          <mi mathvariant="italic">ij</mi>
        </msub>
        <mo stretchy="false">=</mo>
        <mi>a</mi>
      </mrow>
      <msub>
        <mi>'</mi>
        <mi mathvariant="italic">ji</mi>
      </msub>
    </mrow>
    <annotation encoding="StarMath 5.0">a'_ij = a'_ji


</annotation>
  </semantics>
</math>
</file>

<file path=Object 17/content.xml><?xml version="1.0" encoding="utf-8"?>
<math xmlns="http://www.w3.org/1998/Math/MathML" display="block">
  <semantics>
    <mrow>
      <mo stretchy="false">∀</mo>
      <mi>i</mi>
      <mi>,</mi>
      <mi>j</mi>
    </mrow>
    <annotation encoding="StarMath 5.0">forall i, j

</annotation>
  </semantics>
</math>
</file>

<file path=Object 18/content.xml><?xml version="1.0" encoding="utf-8"?>
<math xmlns="http://www.w3.org/1998/Math/MathML" display="block">
  <semantics>
    <mrow>
      <mi>a</mi>
      <mrow>
        <msub>
          <mi>'</mi>
          <mtext>ll</mtext>
        </msub>
        <mo stretchy="false">=</mo>
        <msub>
          <mi>a</mi>
          <mi mathvariant="italic">kk</mi>
        </msub>
      </mrow>
      <mrow>
        <msup>
          <mi>s</mi>
          <mn>2</mn>
        </msup>
        <mo stretchy="false">+</mo>
        <msub>
          <mi>a</mi>
          <mtext>ll</mtext>
        </msub>
      </mrow>
      <mrow>
        <msup>
          <mi>c</mi>
          <mn>2</mn>
        </msup>
        <mo stretchy="false">−</mo>
        <mn>2</mn>
      </mrow>
      <msub>
        <mi>a</mi>
        <mi mathvariant="italic">kl</mi>
      </msub>
      <mi mathvariant="italic">cs</mi>
    </mrow>
    <annotation encoding="StarMath 5.0">a'_"ll" = a_kk s^2 + a_"ll" c^2 - 2 a_kl cs 



</annotation>
  </semantics>
</math>
</file>

<file path=Object 19/content.xml><?xml version="1.0" encoding="utf-8"?>
<math xmlns="http://www.w3.org/1998/Math/MathML" display="block">
  <semantics>
    <mrow>
      <mi>a</mi>
      <mrow>
        <msub>
          <mi>'</mi>
          <mi mathvariant="italic">kk</mi>
        </msub>
        <mo stretchy="false">=</mo>
        <msub>
          <mi>a</mi>
          <mi mathvariant="italic">kk</mi>
        </msub>
      </mrow>
      <mrow>
        <msup>
          <mi>c</mi>
          <mn>2</mn>
        </msup>
        <mo stretchy="false">+</mo>
        <msub>
          <mi>a</mi>
          <mtext>ll</mtext>
        </msub>
      </mrow>
      <mrow>
        <msup>
          <mi>s</mi>
          <mn>2</mn>
        </msup>
        <mo stretchy="false">+</mo>
        <mn>2</mn>
      </mrow>
      <msub>
        <mi>a</mi>
        <mi mathvariant="italic">kl</mi>
      </msub>
      <mi mathvariant="italic">cs</mi>
    </mrow>
    <annotation encoding="StarMath 5.0">a'_kk = a_kk c^2 + a_"ll" s^2 + 2 a_kl cs

</annotation>
  </semantics>
</math>
</file>

<file path=Object 2/content.xml><?xml version="1.0" encoding="utf-8"?>
<math xmlns="http://www.w3.org/1998/Math/MathML" display="block">
  <semantics>
    <mrow>
      <msub>
        <mi>g</mi>
        <mi mathvariant="italic">lk</mi>
      </msub>
      <mo stretchy="false">=</mo>
      <mrow>
        <mo stretchy="false">−</mo>
        <mi>s</mi>
      </mrow>
    </mrow>
    <annotation encoding="StarMath 5.0">g_lk=-s
</annotation>
  </semantics>
</math>
</file>

<file path=Object 20/content.xml><?xml version="1.0" encoding="utf-8"?>
<math xmlns="http://www.w3.org/1998/Math/MathML" display="block">
  <semantics>
    <mrow>
      <mi>a</mi>
      <mrow>
        <msub>
          <mi>'</mi>
          <mi mathvariant="italic">ik</mi>
        </msub>
        <mo stretchy="false">=</mo>
        <msub>
          <mi>a</mi>
          <mi mathvariant="italic">ik</mi>
        </msub>
      </mrow>
      <mrow>
        <mi>c</mi>
        <mo stretchy="false">+</mo>
        <msub>
          <mi>a</mi>
          <mi mathvariant="italic">il</mi>
        </msub>
      </mrow>
      <mi>s</mi>
    </mrow>
    <annotation encoding="StarMath 5.0">a'_ik = a_ik c + a_il s



</annotation>
  </semantics>
</math>
</file>

<file path=Object 21/content.xml><?xml version="1.0" encoding="utf-8"?>
<math xmlns="http://www.w3.org/1998/Math/MathML" display="block">
  <semantics>
    <mrow>
      <mi>a</mi>
      <mrow>
        <msub>
          <mi>'</mi>
          <mi mathvariant="italic">il</mi>
        </msub>
        <mo stretchy="false">=</mo>
        <msub>
          <mi>a</mi>
          <mi mathvariant="italic">il</mi>
        </msub>
      </mrow>
      <mrow>
        <mi>c</mi>
        <mo stretchy="false">−</mo>
        <msub>
          <mi>a</mi>
          <mi mathvariant="italic">ik</mi>
        </msub>
      </mrow>
      <mi>s</mi>
    </mrow>
    <annotation encoding="StarMath 5.0">a'_il = a_il c - a_ik s

</annotation>
  </semantics>
</math>
</file>

<file path=Object 22/content.xml><?xml version="1.0" encoding="utf-8"?>
<math xmlns="http://www.w3.org/1998/Math/MathML" display="block">
  <semantics>
    <mrow>
      <mrow>
        <msup>
          <mi mathvariant="italic">RAR</mi>
          <mi>T</mi>
        </msup>
        <mo stretchy="false">=</mo>
        <mi>R</mi>
      </mrow>
      <mi>'</mi>
      <mi>A</mi>
      <mrow>
        <mi>'</mi>
        <mo stretchy="false">=</mo>
        <mi>R</mi>
      </mrow>
      <mi>'</mi>
      <msup>
        <mi mathvariant="italic">GAG</mi>
        <mi>T</mi>
      </msup>
      <mi>R</mi>
      <msup>
        <mi>'</mi>
        <mi>T</mi>
      </msup>
      <mo stretchy="false">⇒</mo>
      <mrow>
        <mi>R</mi>
        <mo stretchy="false">=</mo>
        <mi>R</mi>
      </mrow>
      <mi>'</mi>
      <mi>G</mi>
      <mo stretchy="false">⇒</mo>
      <mi>R</mi>
      <mrow>
        <mi>'</mi>
        <mo stretchy="false">=</mo>
        <mi>R</mi>
      </mrow>
      <msup>
        <mi>G</mi>
        <mi>T</mi>
      </msup>
      <mi>,</mi>
      <mi>R</mi>
      <mrow>
        <msup>
          <mi>'</mi>
          <mi>T</mi>
        </msup>
        <mo stretchy="false">=</mo>
        <msup>
          <mi mathvariant="italic">GR</mi>
          <mi>T</mi>
        </msup>
      </mrow>
    </mrow>
    <annotation encoding="StarMath 5.0">RAR^T = R'A' = R' GAG^T R'^T drarrow R = R' G drarrow R' = R G^T, R'^T = GR^T
</annotation>
  </semantics>
</math>
</file>

<file path=Object 23/content.xml><?xml version="1.0" encoding="utf-8"?>
<math xmlns="http://www.w3.org/1998/Math/MathML" display="block">
  <semantics>
    <mrow>
      <mi>q</mi>
      <mrow>
        <msub>
          <mi>'</mi>
          <mi mathvariant="italic">ki</mi>
        </msub>
        <mo stretchy="false">=</mo>
        <mi>c</mi>
      </mrow>
      <mrow>
        <msub>
          <mi>q</mi>
          <mi mathvariant="italic">ki</mi>
        </msub>
        <mo stretchy="false">+</mo>
        <mi>s</mi>
      </mrow>
      <msub>
        <mi>q</mi>
        <mi mathvariant="italic">li</mi>
      </msub>
    </mrow>
    <annotation encoding="StarMath 5.0">q'_ki = c q_ki + s q_li

</annotation>
  </semantics>
</math>
</file>

<file path=Object 24/content.xml><?xml version="1.0" encoding="utf-8"?>
<math xmlns="http://www.w3.org/1998/Math/MathML" display="block">
  <semantics>
    <mrow>
      <mrow>
        <msub>
          <mi>r</mi>
          <mi mathvariant="italic">ij</mi>
        </msub>
        <mo stretchy="false">=</mo>
        <msub>
          <mi>c</mi>
          <mi>h</mi>
        </msub>
      </mrow>
      <msub>
        <mi>c</mi>
        <mi>i</mi>
      </msub>
      <mrow>
        <msub>
          <mi>a</mi>
          <mi mathvariant="italic">ij</mi>
        </msub>
        <mo stretchy="false">+</mo>
        <msub>
          <mi>s</mi>
          <mi>i</mi>
        </msub>
      </mrow>
      <msub>
        <mi>a</mi>
        <mi mathvariant="italic">jj</mi>
      </msub>
    </mrow>
    <annotation encoding="StarMath 5.0">r_ij = c_h c_i a_ij + s_i a_jj
</annotation>
  </semantics>
</math>
</file>

<file path=Object 25/content.xml><?xml version="1.0" encoding="utf-8"?>
<math xmlns="http://www.w3.org/1998/Math/MathML" display="block">
  <semantics>
    <mrow>
      <mi>q</mi>
      <mrow>
        <msub>
          <mi>'</mi>
          <mi mathvariant="italic">li</mi>
        </msub>
        <mo stretchy="false">=</mo>
        <mi>c</mi>
      </mrow>
      <mrow>
        <msub>
          <mi>q</mi>
          <mi mathvariant="italic">li</mi>
        </msub>
        <mo stretchy="false">−</mo>
        <mi>s</mi>
      </mrow>
      <msub>
        <mi>q</mi>
        <mi mathvariant="italic">ki</mi>
      </msub>
    </mrow>
    <annotation encoding="StarMath 5.0">q'_li = c q_li - s q_ki



</annotation>
  </semantics>
</math>
</file>

<file path=Object 26/content.xml><?xml version="1.0" encoding="utf-8"?>
<math xmlns="http://www.w3.org/1998/Math/MathML" display="block">
  <semantics>
    <mrow>
      <mi>a</mi>
      <mrow>
        <msub>
          <mi>'</mi>
          <mi mathvariant="italic">kl</mi>
        </msub>
        <mo stretchy="false">=</mo>
        <mn>0</mn>
      </mrow>
    </mrow>
    <annotation encoding="StarMath 5.0">a'_kl = 0
</annotation>
  </semantics>
</math>
</file>

<file path=Object 27/content.xml><?xml version="1.0" encoding="utf-8"?>
<math xmlns="http://www.w3.org/1998/Math/MathML" display="block">
  <semantics>
    <mrow>
      <msub>
        <mi>c</mi>
        <mn>0</mn>
      </msub>
      <mrow>
        <msub>
          <mi>a</mi>
          <mn>01</mn>
        </msub>
        <mo stretchy="false">+</mo>
        <msub>
          <mi>s</mi>
          <mn>0</mn>
        </msub>
      </mrow>
      <msub>
        <mi>a</mi>
        <mn>11</mn>
      </msub>
    </mrow>
    <annotation encoding="StarMath 5.0">c_0 a_01 + s_0 a_11
</annotation>
  </semantics>
</math>
</file>

<file path=Object 28/content.xml><?xml version="1.0" encoding="utf-8"?>
<math xmlns="http://www.w3.org/1998/Math/MathML" display="block">
  <semantics>
    <mrow>
      <msub>
        <mi>c</mi>
        <mn>0</mn>
      </msub>
      <msub>
        <mi>c</mi>
        <mn>1</mn>
      </msub>
      <mrow>
        <msub>
          <mi>a</mi>
          <mn>12</mn>
        </msub>
        <mo stretchy="false">+</mo>
        <msub>
          <mi>s</mi>
          <mn>1</mn>
        </msub>
      </mrow>
      <msub>
        <mi>a</mi>
        <mn>22</mn>
      </msub>
    </mrow>
    <annotation encoding="StarMath 5.0">c_0 c_1 a_12 + s_1 a_22
</annotation>
  </semantics>
</math>
</file>

<file path=Object 29/content.xml><?xml version="1.0" encoding="utf-8"?>
<math xmlns="http://www.w3.org/1998/Math/MathML" display="block">
  <semantics>
    <mrow>
      <mrow>
        <mi mathvariant="normal">θ</mi>
        <mo stretchy="false">=</mo>
        <mfrac>
          <mn>1</mn>
          <mn>2</mn>
        </mfrac>
      </mrow>
      <msup>
        <mi>tan</mi>
        <mrow>
          <mo stretchy="false">−</mo>
          <mn>1</mn>
        </mrow>
      </msup>
      <mrow>
        <mo fence="true" stretchy="true">(</mo>
        <mrow>
          <mfrac>
            <mrow>
              <mn>2</mn>
              <msub>
                <mi>a</mi>
                <mi mathvariant="italic">kl</mi>
              </msub>
            </mrow>
            <mrow>
              <msub>
                <mi>a</mi>
                <mi mathvariant="italic">kk</mi>
              </msub>
              <mo stretchy="false">−</mo>
              <msub>
                <mi>a</mi>
                <mtext>ll</mtext>
              </msub>
            </mrow>
          </mfrac>
        </mrow>
        <mo fence="true" stretchy="true">)</mo>
      </mrow>
    </mrow>
    <annotation encoding="StarMath 5.0">%theta = {1 over 2}tan^-1 left( { 2 a_kl } over { a_kk - a_"ll" } right)

</annotation>
  </semantics>
</math>
</file>

<file path=Object 3/content.xml><?xml version="1.0" encoding="utf-8"?>
<math xmlns="http://www.w3.org/1998/Math/MathML" display="block">
  <semantics>
    <mrow>
      <msub>
        <mi>g</mi>
        <mi mathvariant="italic">kk</mi>
      </msub>
      <mo stretchy="false">=</mo>
      <msub>
        <mi>g</mi>
        <mtext>ll</mtext>
      </msub>
      <mo stretchy="false">=</mo>
      <mi>c</mi>
    </mrow>
    <annotation encoding="StarMath 5.0">g_kk = g_"ll" = c


</annotation>
  </semantics>
</math>
</file>

<file path=Object 30/content.xml><?xml version="1.0" encoding="utf-8"?>
<math xmlns="http://www.w3.org/1998/Math/MathML" display="block">
  <semantics>
    <mrow>
      <mi>c</mi>
      <mrow>
        <mi mathvariant="normal">:</mi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c := cos(%theta)</annotation>
  </semantics>
</math>
</file>

<file path=Object 31/content.xml><?xml version="1.0" encoding="utf-8"?>
<math xmlns="http://www.w3.org/1998/Math/MathML" display="block">
  <semantics>
    <mrow>
      <mi>s</mi>
      <mrow>
        <mi mathvariant="normal">:</mi>
        <mo stretchy="false">=</mo>
        <mi>sin</mi>
      </mrow>
      <mrow>
        <mo fence="true" stretchy="false">(</mo>
        <mrow>
          <mi mathvariant="normal">θ</mi>
        </mrow>
        <mo fence="true" stretchy="false">)</mo>
      </mrow>
    </mrow>
    <annotation encoding="StarMath 5.0">s := sin(%theta)</annotation>
  </semantics>
</math>
</file>

<file path=Object 32/content.xml><?xml version="1.0" encoding="utf-8"?>
<math xmlns="http://www.w3.org/1998/Math/MathML" display="block">
  <semantics>
    <mrow>
      <mrow>
        <mi>G</mi>
        <mo stretchy="false">=</mo>
        <mi>G</mi>
      </mrow>
      <mrow>
        <mo fence="true" stretchy="false">(</mo>
        <mrow>
          <mrow>
            <mi>k</mi>
            <mi>,</mi>
            <mi>l</mi>
            <mi>,</mi>
            <mi mathvariant="normal">θ</mi>
          </mrow>
        </mrow>
        <mo fence="true" stretchy="false">)</mo>
      </mrow>
    </mrow>
    <annotation encoding="StarMath 5.0">G = G(k,l,%theta)</annotation>
  </semantics>
</math>
</file>

<file path=Object 33/content.xml><?xml version="1.0" encoding="utf-8"?>
<math xmlns="http://www.w3.org/1998/Math/MathML" display="block">
  <semantics>
    <mrow>
      <msub>
        <mi>q</mi>
        <mi mathvariant="italic">ij</mi>
      </msub>
      <mrow>
        <mi mathvariant="normal">:</mi>
        <mo stretchy="false">=</mo>
        <msubsup>
          <mi>r</mi>
          <mi mathvariant="italic">ij</mi>
          <mi>T</mi>
        </msubsup>
      </mrow>
    </mrow>
    <annotation encoding="StarMath 5.0">q_ij := r^T_ij
</annotation>
  </semantics>
</math>
</file>

<file path=Object 34/content.xml><?xml version="1.0" encoding="utf-8"?>
<math xmlns="http://www.w3.org/1998/Math/MathML" display="block">
  <semantics>
    <mrow>
      <msub>
        <mi>c</mi>
        <mn>2</mn>
      </msub>
      <msub>
        <mi>c</mi>
        <mn>1</mn>
      </msub>
      <mrow>
        <msub>
          <mi>a</mi>
          <mn>23</mn>
        </msub>
        <mo stretchy="false">+</mo>
        <msub>
          <mi>s</mi>
          <mn>2</mn>
        </msub>
      </mrow>
      <msub>
        <mi>a</mi>
        <mn>33</mn>
      </msub>
    </mrow>
    <annotation encoding="StarMath 5.0">c_2 c_1 a_23 + s_2 a_33
</annotation>
  </semantics>
</math>
</file>

<file path=Object 35/content.xml><?xml version="1.0" encoding="utf-8"?>
<math xmlns="http://www.w3.org/1998/Math/MathML" display="block">
  <semantics>
    <mrow>
      <msub>
        <mi>c</mi>
        <mn>1</mn>
      </msub>
      <mrow>
        <mrow>
          <mo fence="true" stretchy="false">(</mo>
          <mrow>
            <mrow>
              <msub>
                <mi>c</mi>
                <mn>0</mn>
              </msub>
              <mrow>
                <msub>
                  <mi>a</mi>
                  <mn>11</mn>
                </msub>
                <mo stretchy="false">−</mo>
                <msub>
                  <mi>s</mi>
                  <mn>0</mn>
                </msub>
              </mrow>
              <msub>
                <mi>a</mi>
                <mn>01</mn>
              </msub>
            </mrow>
          </mrow>
          <mo fence="true" stretchy="false">)</mo>
        </mrow>
        <mo stretchy="false">+</mo>
        <msub>
          <mi>s</mi>
          <mn>1</mn>
        </msub>
      </mrow>
      <msub>
        <mi>a</mi>
        <mn>12</mn>
      </msub>
    </mrow>
    <annotation encoding="StarMath 5.0">c_1( c_0 a_11 - s_0 a_01 ) + s_1 a_12</annotation>
  </semantics>
</math>
</file>

<file path=Object 36/content.xml><?xml version="1.0" encoding="utf-8"?>
<math xmlns="http://www.w3.org/1998/Math/MathML" display="block">
  <semantics>
    <mrow>
      <msub>
        <mi>c</mi>
        <mn>2</mn>
      </msub>
      <mrow>
        <mrow>
          <mo fence="true" stretchy="false">(</mo>
          <mrow>
            <mrow>
              <msub>
                <mi>c</mi>
                <mn>1</mn>
              </msub>
              <mrow>
                <msub>
                  <mi>a</mi>
                  <mn>22</mn>
                </msub>
                <mo stretchy="false">−</mo>
                <msub>
                  <mi>s</mi>
                  <mn>1</mn>
                </msub>
              </mrow>
              <msub>
                <mi>c</mi>
                <mn>0</mn>
              </msub>
              <msub>
                <mi>a</mi>
                <mn>12</mn>
              </msub>
            </mrow>
          </mrow>
          <mo fence="true" stretchy="false">)</mo>
        </mrow>
        <mo stretchy="false">+</mo>
        <msub>
          <mi>s</mi>
          <mn>2</mn>
        </msub>
      </mrow>
      <msub>
        <mi>a</mi>
        <mn>23</mn>
      </msub>
    </mrow>
    <annotation encoding="StarMath 5.0">c_2( c_1 a_22 - s_1 c_0 a_12 ) + s_2 a_23</annotation>
  </semantics>
</math>
</file>

<file path=Object 37/content.xml><?xml version="1.0" encoding="utf-8"?>
<math xmlns="http://www.w3.org/1998/Math/MathML" display="block">
  <semantics>
    <mrow>
      <msub>
        <mi>c</mi>
        <mn>3</mn>
      </msub>
      <mrow>
        <mrow>
          <mo fence="true" stretchy="false">(</mo>
          <mrow>
            <mrow>
              <msub>
                <mi>c</mi>
                <mn>2</mn>
              </msub>
              <mrow>
                <msub>
                  <mi>a</mi>
                  <mn>33</mn>
                </msub>
                <mo stretchy="false">−</mo>
                <msub>
                  <mi>s</mi>
                  <mn>2</mn>
                </msub>
              </mrow>
              <msub>
                <mi>c</mi>
                <mn>1</mn>
              </msub>
              <msub>
                <mi>a</mi>
                <mn>23</mn>
              </msub>
            </mrow>
          </mrow>
          <mo fence="true" stretchy="false">)</mo>
        </mrow>
        <mo stretchy="false">+</mo>
        <msub>
          <mi>s</mi>
          <mn>3</mn>
        </msub>
      </mrow>
      <msub>
        <mi>a</mi>
        <mn>34</mn>
      </msub>
    </mrow>
    <annotation encoding="StarMath 5.0">c_3( c_2 a_33 - s_2 c_1 a_23 ) + s_3 a_34</annotation>
  </semantics>
</math>
</file>

<file path=Object 38/content.xml><?xml version="1.0" encoding="utf-8"?>
<math xmlns="http://www.w3.org/1998/Math/MathML" display="block">
  <semantics>
    <mrow>
      <mrow>
        <msub>
          <mi>r</mi>
          <mi mathvariant="italic">jj</mi>
        </msub>
        <mo stretchy="false">=</mo>
        <msub>
          <mi>c</mi>
          <mi>j</mi>
        </msub>
      </mrow>
      <mrow>
        <mrow>
          <mo fence="true" stretchy="false">(</mo>
          <mrow>
            <mrow>
              <msub>
                <mi>c</mi>
                <mi>i</mi>
              </msub>
              <mrow>
                <msub>
                  <mi>a</mi>
                  <mi mathvariant="italic">jj</mi>
                </msub>
                <mo stretchy="false">−</mo>
                <msub>
                  <mi>s</mi>
                  <mi>i</mi>
                </msub>
              </mrow>
              <msub>
                <mi>c</mi>
                <mi>h</mi>
              </msub>
              <msub>
                <mi>a</mi>
                <mi mathvariant="italic">ij</mi>
              </msub>
            </mrow>
          </mrow>
          <mo fence="true" stretchy="false">)</mo>
        </mrow>
        <mo stretchy="false">+</mo>
        <msub>
          <mi>s</mi>
          <mi>j</mi>
        </msub>
      </mrow>
      <msub>
        <mi>a</mi>
        <mi mathvariant="italic">jk</mi>
      </msub>
    </mrow>
    <annotation encoding="StarMath 5.0">r_jj = c_j( c_i a_jj - s_i c_h a_ij ) + s_j a_jk</annotation>
  </semantics>
</math>
</file>

<file path=Object 39/content.xml><?xml version="1.0" encoding="utf-8"?>
<math xmlns="http://www.w3.org/1998/Math/MathML" display="block">
  <semantics>
    <mrow>
      <mrow>
        <mi>c</mi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c = cos(  %theta )

</annotation>
  </semantics>
</math>
</file>

<file path=Object 4/content.xml><?xml version="1.0" encoding="utf-8"?>
<math xmlns="http://www.w3.org/1998/Math/MathML" display="block">
  <semantics>
    <mrow>
      <mi>i</mi>
      <mi>,</mi>
      <mrow>
        <mi>j</mi>
        <mo stretchy="false">≠</mo>
        <mi>k</mi>
      </mrow>
      <mi>,</mi>
      <mi>l</mi>
    </mrow>
    <annotation encoding="StarMath 5.0">i,j &lt;&gt; k,l  



</annotation>
  </semantics>
</math>
</file>

<file path=Object 40/content.xml><?xml version="1.0" encoding="utf-8"?>
<math xmlns="http://www.w3.org/1998/Math/MathML" display="block">
  <semantics>
    <mrow>
      <mrow>
        <mi>s</mi>
        <mo stretchy="false">=</mo>
        <mi>sin</mi>
      </mrow>
      <mrow>
        <mo fence="true" stretchy="false">(</mo>
        <mrow>
          <mi mathvariant="normal">θ</mi>
        </mrow>
        <mo fence="true" stretchy="false">)</mo>
      </mrow>
    </mrow>
    <annotation encoding="StarMath 5.0">s = sin(  %theta )


</annotation>
  </semantics>
</math>
</file>

<file path=Object 41/content.xml><?xml version="1.0" encoding="utf-8"?>
<math xmlns="http://www.w3.org/1998/Math/MathML" display="block">
  <semantics>
    <mrow>
      <mrow>
        <mi>h</mi>
        <mo stretchy="false">+</mo>
        <mn>3</mn>
      </mrow>
      <mo stretchy="false">=</mo>
      <mrow>
        <mi>i</mi>
        <mo stretchy="false">+</mo>
        <mn>2</mn>
      </mrow>
      <mo stretchy="false">=</mo>
      <mrow>
        <mi>j</mi>
        <mo stretchy="false">+</mo>
        <mn>1</mn>
      </mrow>
      <mo stretchy="false">=</mo>
      <mi>k</mi>
    </mrow>
    <annotation encoding="StarMath 5.0">h + 3 = i + 2 = j + 1 = k</annotation>
  </semantics>
</math>
</file>

<file path=Object 42/content.xml><?xml version="1.0" encoding="utf-8"?>
<math xmlns="http://www.w3.org/1998/Math/MathML" display="block">
  <semantics>
    <mrow>
      <mrow>
        <msub>
          <mi>r</mi>
          <mi mathvariant="italic">ik</mi>
        </msub>
        <mo stretchy="false">=</mo>
        <msub>
          <mi>s</mi>
          <mi>i</mi>
        </msub>
      </mrow>
      <msub>
        <mi>a</mi>
        <mi mathvariant="italic">jk</mi>
      </msub>
    </mrow>
    <annotation encoding="StarMath 5.0">r_ik = s_i a_jk</annotation>
  </semantics>
</math>
</file>

<file path=Object 43/content.xml><?xml version="1.0" encoding="utf-8"?>
<math xmlns="http://www.w3.org/1998/Math/MathML" display="block">
  <semantics>
    <msub>
      <mi>c</mi>
      <mn>0</mn>
    </msub>
    <annotation encoding="StarMath 5.0">c_0</annotation>
  </semantics>
</math>
</file>

<file path=Object 44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45/content.xml><?xml version="1.0" encoding="utf-8"?>
<math xmlns="http://www.w3.org/1998/Math/MathML" display="block">
  <semantics>
    <mrow>
      <mrow>
        <mo stretchy="false">−</mo>
        <msub>
          <mi>s</mi>
          <mn>0</mn>
        </msub>
      </mrow>
      <msub>
        <mi>c</mi>
        <mn>1</mn>
      </msub>
    </mrow>
    <annotation encoding="StarMath 5.0">-s_0 c_1</annotation>
  </semantics>
</math>
</file>

<file path=Object 46/content.xml><?xml version="1.0" encoding="utf-8"?>
<math xmlns="http://www.w3.org/1998/Math/MathML" display="block">
  <semantics>
    <mrow>
      <msub>
        <mi>c</mi>
        <mn>0</mn>
      </msub>
      <msub>
        <mi>c</mi>
        <mn>1</mn>
      </msub>
    </mrow>
    <annotation encoding="StarMath 5.0">c_0 c_1</annotation>
  </semantics>
</math>
</file>

<file path=Object 47/content.xml><?xml version="1.0" encoding="utf-8"?>
<math xmlns="http://www.w3.org/1998/Math/MathML" display="block">
  <semantics>
    <mrow>
      <msub>
        <mi>r</mi>
        <mrow>
          <mrow>
            <mi>i</mi>
            <mo stretchy="false">−</mo>
            <mn>1,</mn>
          </mrow>
          <mi>i</mi>
        </mrow>
      </msub>
      <mo stretchy="false">=</mo>
      <mn>0</mn>
    </mrow>
    <annotation encoding="StarMath 5.0">r_{ i-1,i} = 0</annotation>
  </semantics>
</math>
</file>

<file path=Object 48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49/content.xml><?xml version="1.0" encoding="utf-8"?>
<math xmlns="http://www.w3.org/1998/Math/MathML" display="block">
  <semantics>
    <mrow>
      <mrow>
        <mo stretchy="false">−</mo>
        <msub>
          <mi>s</mi>
          <mn>1</mn>
        </msub>
      </mrow>
      <msub>
        <mi>c</mi>
        <mn>0</mn>
      </msub>
      <msub>
        <mi>c</mi>
        <mn>2</mn>
      </msub>
    </mrow>
    <annotation encoding="StarMath 5.0">-s_1 c_0 c_2
</annotation>
  </semantics>
</math>
</file>

<file path=Object 5/content.xml><?xml version="1.0" encoding="utf-8"?>
<math xmlns="http://www.w3.org/1998/Math/MathML" display="block">
  <semantics>
    <mrow>
      <mover accent="true">
        <mi>A</mi>
        <mo stretchy="false">~</mo>
      </mover>
      <mo stretchy="false">=</mo>
      <msup>
        <mi mathvariant="italic">AG</mi>
        <mi>T</mi>
      </msup>
    </mrow>
    <annotation encoding="StarMath 5.0">tilde A = AG^T</annotation>
  </semantics>
</math>
</file>

<file path=Object 50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51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52/content.xml><?xml version="1.0" encoding="utf-8"?>
<math xmlns="http://www.w3.org/1998/Math/MathML" display="block">
  <semantics>
    <mrow>
      <msub>
        <mi>c</mi>
        <mn>2</mn>
      </msub>
      <msub>
        <mi>c</mi>
        <mn>3</mn>
      </msub>
    </mrow>
    <annotation encoding="StarMath 5.0">c_2 c_3
</annotation>
  </semantics>
</math>
</file>

<file path=Object 53/content.xml><?xml version="1.0" encoding="utf-8"?>
<math xmlns="http://www.w3.org/1998/Math/MathML" display="block">
  <semantics>
    <mrow>
      <mrow>
        <mo stretchy="false">−</mo>
        <msub>
          <mi>s</mi>
          <mn>2</mn>
        </msub>
      </mrow>
      <msub>
        <mi>c</mi>
        <mn>1</mn>
      </msub>
      <msub>
        <mi>c</mi>
        <mn>3</mn>
      </msub>
    </mrow>
    <annotation encoding="StarMath 5.0">-s_2 c_1 c_3
</annotation>
  </semantics>
</math>
</file>

<file path=Object 54/content.xml><?xml version="1.0" encoding="utf-8"?>
<math xmlns="http://www.w3.org/1998/Math/MathML" display="block">
  <semantics>
    <mrow>
      <mrow>
        <msub>
          <mi>q</mi>
          <mi mathvariant="italic">jj</mi>
        </msub>
        <mo stretchy="false">=</mo>
        <msub>
          <mi>c</mi>
          <mi>i</mi>
        </msub>
      </mrow>
      <msub>
        <mi>c</mi>
        <mi>j</mi>
      </msub>
    </mrow>
    <annotation encoding="StarMath 5.0">q_jj = c_i c_j</annotation>
  </semantics>
</math>
</file>

<file path=Object 55/content.xml><?xml version="1.0" encoding="utf-8"?>
<math xmlns="http://www.w3.org/1998/Math/MathML" display="block">
  <semantics>
    <mrow>
      <msub>
        <mi mathvariant="normal">θ</mi>
        <mn>0,</mn>
      </msub>
      <msub>
        <mi mathvariant="normal">θ</mi>
        <mn>1,</mn>
      </msub>
      <msub>
        <mi mathvariant="normal">θ</mi>
        <mn>2,</mn>
      </msub>
      <mn>..</mn>
      <mi>.</mi>
    </mrow>
    <annotation encoding="StarMath 5.0">%theta_0, %theta_1, %theta_2, ...</annotation>
  </semantics>
</math>
</file>

<file path=Object 56/content.xml><?xml version="1.0" encoding="utf-8"?>
<math xmlns="http://www.w3.org/1998/Math/MathML" display="block">
  <semantics>
    <mrow>
      <msub>
        <mi>s</mi>
        <mn>0</mn>
      </msub>
      <msub>
        <mi>a</mi>
        <mn>12</mn>
      </msub>
    </mrow>
    <annotation encoding="StarMath 5.0">s_0 a_12
</annotation>
  </semantics>
</math>
</file>

<file path=Object 57/content.xml><?xml version="1.0" encoding="utf-8"?>
<math xmlns="http://www.w3.org/1998/Math/MathML" display="block">
  <semantics>
    <msub>
      <mi mathvariant="normal">θ</mi>
      <mi>i</mi>
    </msub>
    <annotation encoding="StarMath 5.0">%theta_i</annotation>
  </semantics>
</math>
</file>

<file path=Object 58/content.xml><?xml version="1.0" encoding="utf-8"?>
<math xmlns="http://www.w3.org/1998/Math/MathML" display="block">
  <semantics>
    <msub>
      <mi mathvariant="italic">row</mi>
      <mi>i</mi>
    </msub>
    <annotation encoding="StarMath 5.0">row_i
</annotation>
  </semantics>
</math>
</file>

<file path=Object 59/content.xml><?xml version="1.0" encoding="utf-8"?>
<math xmlns="http://www.w3.org/1998/Math/MathML" display="block">
  <semantics>
    <msub>
      <mi mathvariant="italic">row</mi>
      <mrow>
        <mi>i</mi>
        <mo stretchy="false">+</mo>
        <mn>1</mn>
      </mrow>
    </msub>
    <annotation encoding="StarMath 5.0">row_{i+1} </annotation>
  </semantics>
</math>
</file>

<file path=Object 6/content.xml><?xml version="1.0" encoding="utf-8"?>
<math xmlns="http://www.w3.org/1998/Math/MathML" display="block">
  <semantics>
    <mrow>
      <mi>A</mi>
      <mrow>
        <mi>'</mi>
        <mo stretchy="false">=</mo>
        <msup>
          <mi mathvariant="italic">GAG</mi>
          <mi>T</mi>
        </msup>
        <mo stretchy="false">=</mo>
        <mi>G</mi>
      </mrow>
      <mover accent="true">
        <mi>A</mi>
        <mo stretchy="false">~</mo>
      </mover>
    </mrow>
    <annotation encoding="StarMath 5.0">A' = GAG^T = G tilde A
</annotation>
  </semantics>
</math>
</file>

<file path=Object 60/content.xml><?xml version="1.0" encoding="utf-8"?>
<math xmlns="http://www.w3.org/1998/Math/MathML" display="block">
  <semantics>
    <mrow>
      <msubsup>
        <mi>q</mi>
        <mi mathvariant="italic">jk</mi>
        <mi>T</mi>
      </msubsup>
      <mo stretchy="false">=</mo>
      <msub>
        <mi>s</mi>
        <mi>j</mi>
      </msub>
    </mrow>
    <annotation encoding="StarMath 5.0">q^T_jk = s_j</annotation>
  </semantics>
</math>
</file>

<file path=Object 61/content.xml><?xml version="1.0" encoding="utf-8"?>
<math xmlns="http://www.w3.org/1998/Math/MathML" display="block">
  <semantics>
    <mrow>
      <mrow>
        <msubsup>
          <mi>q</mi>
          <mi mathvariant="italic">kj</mi>
          <mi>T</mi>
        </msubsup>
        <mo stretchy="false">=</mo>
        <mrow>
          <mo stretchy="false">−</mo>
          <msub>
            <mi>s</mi>
            <mi>j</mi>
          </msub>
        </mrow>
      </mrow>
      <msub>
        <mi>c</mi>
        <mi>i</mi>
      </msub>
      <msub>
        <mi>c</mi>
        <mi>k</mi>
      </msub>
    </mrow>
    <annotation encoding="StarMath 5.0">q^T_kj = -s_j c_i c_k</annotation>
  </semantics>
</math>
</file>

<file path=Object 62/content.xml><?xml version="1.0" encoding="utf-8"?>
<math xmlns="http://www.w3.org/1998/Math/MathML" display="block">
  <semantics>
    <mrow>
      <mi>a</mi>
      <mrow>
        <msub>
          <mi>'</mi>
          <mi mathvariant="italic">ii</mi>
        </msub>
        <mo stretchy="false">=</mo>
        <msub>
          <mi>r</mi>
          <mi mathvariant="italic">ii</mi>
        </msub>
      </mrow>
      <mrow>
        <msubsup>
          <mi>q</mi>
          <mi mathvariant="italic">ii</mi>
          <mi>T</mi>
        </msubsup>
        <mo stretchy="false">+</mo>
        <msub>
          <mi>r</mi>
          <mi mathvariant="italic">ij</mi>
        </msub>
      </mrow>
      <mrow>
        <msubsup>
          <mi>q</mi>
          <mi mathvariant="italic">ij</mi>
          <mi>T</mi>
        </msubsup>
        <mo stretchy="false">=</mo>
        <msub>
          <mi>r</mi>
          <mi mathvariant="italic">ii</mi>
        </msub>
      </mrow>
      <msub>
        <mi>c</mi>
        <mi>h</mi>
      </msub>
      <mrow>
        <msub>
          <mi>c</mi>
          <mi>i</mi>
        </msub>
        <mo stretchy="false">+</mo>
        <msub>
          <mi>r</mi>
          <mi mathvariant="italic">ij</mi>
        </msub>
      </mrow>
      <msub>
        <mi>s</mi>
        <mi>i</mi>
      </msub>
    </mrow>
    <annotation encoding="StarMath 5.0">a'_ii = r_ii q^T_ii+r_ij q^T_ij = r_ii c_h c_i + r_ij s_i
</annotation>
  </semantics>
</math>
</file>

<file path=Object 63/content.xml><?xml version="1.0" encoding="utf-8"?>
<math xmlns="http://www.w3.org/1998/Math/MathML" display="block">
  <semantics>
    <mrow>
      <msub>
        <mi>c</mi>
        <mi>j</mi>
      </msub>
      <mo stretchy="false">=</mo>
      <mn>1</mn>
    </mrow>
    <annotation encoding="StarMath 5.0">c_j = 1</annotation>
  </semantics>
</math>
</file>

<file path=Object 64/content.xml><?xml version="1.0" encoding="utf-8"?>
<math xmlns="http://www.w3.org/1998/Math/MathML" display="block">
  <semantics>
    <mrow>
      <msub>
        <mi>s</mi>
        <mi>j</mi>
      </msub>
      <mo stretchy="false">=</mo>
      <mn>0</mn>
    </mrow>
    <annotation encoding="StarMath 5.0">s_j = 0</annotation>
  </semantics>
</math>
</file>

<file path=Object 65/content.xml><?xml version="1.0" encoding="utf-8"?>
<math xmlns="http://www.w3.org/1998/Math/MathML" display="block">
  <semantics>
    <mrow>
      <mi>a</mi>
      <mrow>
        <msub>
          <mi>'</mi>
          <mi mathvariant="italic">ij</mi>
        </msub>
        <mo stretchy="false">=</mo>
        <msub>
          <mi>r</mi>
          <mi mathvariant="italic">ii</mi>
        </msub>
      </mrow>
      <mrow>
        <msubsup>
          <mi>q</mi>
          <mi mathvariant="italic">ji</mi>
          <mi>T</mi>
        </msubsup>
        <mo stretchy="false">+</mo>
        <msub>
          <mi>r</mi>
          <mi mathvariant="italic">ij</mi>
        </msub>
      </mrow>
      <mrow>
        <msubsup>
          <mi>q</mi>
          <mi mathvariant="italic">jj</mi>
          <mi>T</mi>
        </msubsup>
        <mo stretchy="false">+</mo>
        <msub>
          <mi>r</mi>
          <mi mathvariant="italic">ik</mi>
        </msub>
      </mrow>
      <mrow>
        <msubsup>
          <mi>q</mi>
          <mi mathvariant="italic">jk</mi>
          <mi>T</mi>
        </msubsup>
        <mo stretchy="false">=</mo>
        <mrow>
          <mo stretchy="false">−</mo>
          <msub>
            <mi>r</mi>
            <mi mathvariant="italic">ii</mi>
          </msub>
        </mrow>
      </mrow>
      <msub>
        <mi>s</mi>
        <mi>i</mi>
      </msub>
      <msub>
        <mi>c</mi>
        <mi>h</mi>
      </msub>
      <mrow>
        <msub>
          <mi>c</mi>
          <mi>j</mi>
        </msub>
        <mo stretchy="false">+</mo>
        <msub>
          <mi>r</mi>
          <mi mathvariant="italic">ij</mi>
        </msub>
      </mrow>
      <msub>
        <mi>c</mi>
        <mi>i</mi>
      </msub>
      <mrow>
        <msub>
          <mi>c</mi>
          <mi>j</mi>
        </msub>
        <mo stretchy="false">+</mo>
        <msub>
          <mi>r</mi>
          <mi mathvariant="italic">ik</mi>
        </msub>
      </mrow>
      <msub>
        <mi>s</mi>
        <mi>j</mi>
      </msub>
    </mrow>
    <annotation encoding="StarMath 5.0">a'_ij = r_ii q^T_ji + r_ij q^T_jj + r_ik q^T_jk = - r_ii s_i c_h c_j + r_ij c_i c_j + r_ik s_j
</annotation>
  </semantics>
</math>
</file>

<file path=Object 66/content.xml><?xml version="1.0" encoding="utf-8"?>
<math xmlns="http://www.w3.org/1998/Math/MathML" display="block">
  <semantics>
    <mrow>
      <mi>c</mi>
      <mrow>
        <mi mathvariant="normal">:</mi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c := cos(%theta)</annotation>
  </semantics>
</math>
</file>

<file path=Object 67/content.xml><?xml version="1.0" encoding="utf-8"?>
<math xmlns="http://www.w3.org/1998/Math/MathML" display="block">
  <semantics>
    <mrow>
      <mi>s</mi>
      <mrow>
        <mi mathvariant="normal">:</mi>
        <mo stretchy="false">=</mo>
        <mi>sin</mi>
      </mrow>
      <mrow>
        <mo fence="true" stretchy="false">(</mo>
        <mrow>
          <mi mathvariant="normal">θ</mi>
        </mrow>
        <mo fence="true" stretchy="false">)</mo>
      </mrow>
    </mrow>
    <annotation encoding="StarMath 5.0">s := sin(%theta)</annotation>
  </semantics>
</math>
</file>

<file path=Object 68/content.xml><?xml version="1.0" encoding="utf-8"?>
<math xmlns="http://www.w3.org/1998/Math/MathML" display="block">
  <semantics>
    <mrow>
      <msub>
        <mi>s</mi>
        <mi>j</mi>
      </msub>
      <mi>,</mi>
      <msub>
        <mi>c</mi>
        <mi>j</mi>
      </msub>
      <mi mathvariant="italic">such</mi>
      <mi mathvariant="italic">that</mi>
      <msub>
        <mi>c</mi>
        <mi>j</mi>
      </msub>
      <mrow>
        <msub>
          <mi>a</mi>
          <mi mathvariant="italic">jk</mi>
        </msub>
        <mo stretchy="false">=</mo>
        <msub>
          <mi>s</mi>
          <mi>j</mi>
        </msub>
      </mrow>
      <mrow>
        <mo fence="true" stretchy="false">(</mo>
        <mrow>
          <mrow>
            <msub>
              <mi>c</mi>
              <mi>i</mi>
            </msub>
            <mrow>
              <msub>
                <mi>a</mi>
                <mi mathvariant="italic">jj</mi>
              </msub>
              <mo stretchy="false">−</mo>
              <msub>
                <mi>s</mi>
                <mi>i</mi>
              </msub>
            </mrow>
            <msub>
              <mi>c</mi>
              <mi>h</mi>
            </msub>
            <msub>
              <mi>a</mi>
              <mi mathvariant="italic">ij</mi>
            </msub>
          </mrow>
        </mrow>
        <mo fence="true" stretchy="false">)</mo>
      </mrow>
    </mrow>
    <annotation encoding="StarMath 5.0">s_j, c_j such that c_j a_jk = s_j ( c_i a_jj - s_i c_h a_ij )</annotation>
  </semantics>
</math>
</file>

<file path=Object 69/content.xml><?xml version="1.0" encoding="utf-8"?>
<math xmlns="http://www.w3.org/1998/Math/MathML" display="block">
  <semantics>
    <mrow>
      <mrow>
        <mi>G</mi>
        <mo stretchy="false">=</mo>
        <mi>G</mi>
      </mrow>
      <mrow>
        <mo fence="true" stretchy="false">(</mo>
        <mrow>
          <mrow>
            <mi>k</mi>
            <mi>,</mi>
            <mi>l</mi>
            <mi>,</mi>
            <mi mathvariant="normal">θ</mi>
          </mrow>
        </mrow>
        <mo fence="true" stretchy="false">)</mo>
      </mrow>
    </mrow>
    <annotation encoding="StarMath 5.0">G = G(k,l,%theta)</annotation>
  </semantics>
</math>
</file>

<file path=Object 7/content.xml><?xml version="1.0" encoding="utf-8"?>
<math xmlns="http://www.w3.org/1998/Math/MathML" display="block">
  <semantics>
    <mrow>
      <mi>a</mi>
      <mrow>
        <msub>
          <mi>'</mi>
          <mrow>
            <mrow>
              <mi>k</mi>
              <mo stretchy="false">−</mo>
              <mn>1,</mn>
            </mrow>
            <mi>l</mi>
          </mrow>
        </msub>
        <mo stretchy="false">=</mo>
        <mn>0</mn>
      </mrow>
    </mrow>
    <annotation encoding="StarMath 5.0">a'_{k-1,l} = 0
</annotation>
  </semantics>
</math>
</file>

<file path=Object 70/content.xml><?xml version="1.0" encoding="utf-8"?>
<math xmlns="http://www.w3.org/1998/Math/MathML" display="block">
  <semantics>
    <mrow>
      <msub>
        <mi>g</mi>
        <mi mathvariant="italic">kl</mi>
      </msub>
      <mo stretchy="false">=</mo>
      <mi>s</mi>
    </mrow>
    <annotation encoding="StarMath 5.0">g_kl=s</annotation>
  </semantics>
</math>
</file>

<file path=Object 71/content.xml><?xml version="1.0" encoding="utf-8"?>
<math xmlns="http://www.w3.org/1998/Math/MathML" display="block">
  <semantics>
    <mrow>
      <msub>
        <mi>g</mi>
        <mi mathvariant="italic">lk</mi>
      </msub>
      <mo stretchy="false">=</mo>
      <mrow>
        <mo stretchy="false">−</mo>
        <mi>s</mi>
      </mrow>
    </mrow>
    <annotation encoding="StarMath 5.0">g_lk=-s
</annotation>
  </semantics>
</math>
</file>

<file path=Object 72/content.xml><?xml version="1.0" encoding="utf-8"?>
<math xmlns="http://www.w3.org/1998/Math/MathML" display="block">
  <semantics>
    <mrow>
      <msub>
        <mi>g</mi>
        <mi mathvariant="italic">kk</mi>
      </msub>
      <mo stretchy="false">=</mo>
      <msub>
        <mi>g</mi>
        <mtext>ll</mtext>
      </msub>
      <mo stretchy="false">=</mo>
      <mi>c</mi>
    </mrow>
    <annotation encoding="StarMath 5.0">g_kk = g_"ll" = c


</annotation>
  </semantics>
</math>
</file>

<file path=Object 73/content.xml><?xml version="1.0" encoding="utf-8"?>
<math xmlns="http://www.w3.org/1998/Math/MathML" display="block">
  <semantics>
    <mrow>
      <mrow>
        <msub>
          <mi>g</mi>
          <mi mathvariant="italic">ij</mi>
        </msub>
        <mo stretchy="false">=</mo>
        <msub>
          <mi mathvariant="normal">δ</mi>
          <mi mathvariant="italic">ij</mi>
        </msub>
      </mrow>
      <mo stretchy="false">∀</mo>
      <mi>i</mi>
      <mi>,</mi>
      <mrow>
        <mi>j</mi>
        <mo stretchy="false">≠</mo>
        <mi>k</mi>
      </mrow>
      <mi>,</mi>
      <mi>l</mi>
    </mrow>
    <annotation encoding="StarMath 5.0">g_ij = %delta_ij forall i,j &lt;&gt; k,l


</annotation>
  </semantics>
</math>
</file>

<file path=Object 74/content.xml><?xml version="1.0" encoding="utf-8"?>
<math xmlns="http://www.w3.org/1998/Math/MathML" display="block">
  <semantics>
    <mrow>
      <mi>Q</mi>
      <mi>'</mi>
      <mi>A</mi>
      <mrow>
        <mi>'</mi>
        <mo stretchy="false">=</mo>
        <mi mathvariant="italic">QA</mi>
        <mo stretchy="false">=</mo>
        <mi>Q</mi>
      </mrow>
      <mi>G</mi>
      <msup>
        <mi>G</mi>
        <mi>T</mi>
      </msup>
      <mi>A</mi>
    </mrow>
    <annotation encoding="StarMath 5.0">Q'A' = QA = Q G G^T A


</annotation>
  </semantics>
</math>
</file>

<file path=Object 75/content.xml><?xml version="1.0" encoding="utf-8"?>
<math xmlns="http://www.w3.org/1998/Math/MathML" display="block">
  <semantics>
    <mrow>
      <mi>A</mi>
      <mrow>
        <mi>'</mi>
        <mo stretchy="false">=</mo>
        <msup>
          <mi>G</mi>
          <mi>T</mi>
        </msup>
      </mrow>
      <mi>A</mi>
    </mrow>
    <annotation encoding="StarMath 5.0">A' = G^T A


</annotation>
  </semantics>
</math>
</file>

<file path=Object 76/content.xml><?xml version="1.0" encoding="utf-8"?>
<math xmlns="http://www.w3.org/1998/Math/MathML" display="block">
  <semantics>
    <mrow>
      <mi>Q</mi>
      <mrow>
        <mi>'</mi>
        <mo stretchy="false">=</mo>
        <mi mathvariant="italic">QG</mi>
      </mrow>
    </mrow>
    <annotation encoding="StarMath 5.0">Q' = QG


</annotation>
  </semantics>
</math>
</file>

<file path=Object 77/content.xml><?xml version="1.0" encoding="utf-8"?>
<math xmlns="http://www.w3.org/1998/Math/MathML" display="block">
  <semantics>
    <mrow>
      <mi>a</mi>
      <mrow>
        <msub>
          <mi>'</mi>
          <mi mathvariant="italic">ij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sup>
            <mi>g</mi>
            <mi mathvariant="italic">ir</mi>
            <mi>T</mi>
          </msubsup>
        </mrow>
      </mrow>
      <msub>
        <mi>a</mi>
        <mi mathvariant="italic">rj</mi>
      </msub>
    </mrow>
    <annotation encoding="StarMath 5.0">a'_ij = sum from { { r = 0 } } to { n-1 } g^T_ir a_rj</annotation>
  </semantics>
</math>
</file>

<file path=Object 78/content.xml><?xml version="1.0" encoding="utf-8"?>
<math xmlns="http://www.w3.org/1998/Math/MathML" display="block">
  <semantics>
    <mrow>
      <mi>a</mi>
      <mrow>
        <msub>
          <mi>'</mi>
          <mi mathvariant="italic">kj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sup>
            <mi>g</mi>
            <mi mathvariant="italic">kr</mi>
            <mi>T</mi>
          </msubsup>
        </mrow>
      </mrow>
      <mrow>
        <msub>
          <mi>a</mi>
          <mi mathvariant="italic">rj</mi>
        </msub>
        <mo stretchy="false">=</mo>
        <msubsup>
          <mi>g</mi>
          <mi mathvariant="italic">kk</mi>
          <mi>T</mi>
        </msubsup>
      </mrow>
      <mrow>
        <msub>
          <mi>a</mi>
          <mi mathvariant="italic">kj</mi>
        </msub>
        <mo stretchy="false">+</mo>
        <msubsup>
          <mi>g</mi>
          <mi mathvariant="italic">kl</mi>
          <mi>T</mi>
        </msubsup>
      </mrow>
      <mrow>
        <msub>
          <mi>a</mi>
          <mi mathvariant="italic">lj</mi>
        </msub>
        <mo stretchy="false">=</mo>
        <mi>c</mi>
      </mrow>
      <mrow>
        <msub>
          <mi>a</mi>
          <mi mathvariant="italic">kj</mi>
        </msub>
        <mo stretchy="false">−</mo>
        <mi>s</mi>
      </mrow>
      <msub>
        <mi>a</mi>
        <mi mathvariant="italic">lj</mi>
      </msub>
    </mrow>
    <annotation encoding="StarMath 5.0">a'_kj = sum from { { r = 0 } } to { n-1 } g^T_kr a_rj = g^T_kk a_kj + g^T_kl a_lj 
= c a_kj - s a_lj</annotation>
  </semantics>
</math>
</file>

<file path=Object 79/content.xml><?xml version="1.0" encoding="utf-8"?>
<math xmlns="http://www.w3.org/1998/Math/MathML" display="block">
  <semantics>
    <mrow>
      <mi>a</mi>
      <mrow>
        <msub>
          <mi>'</mi>
          <mi mathvariant="italic">lj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sup>
            <mi>g</mi>
            <mi mathvariant="italic">lr</mi>
            <mi>T</mi>
          </msubsup>
        </mrow>
      </mrow>
      <mrow>
        <msub>
          <mi>a</mi>
          <mi mathvariant="italic">rj</mi>
        </msub>
        <mo stretchy="false">=</mo>
        <msubsup>
          <mi>g</mi>
          <mi mathvariant="italic">lk</mi>
          <mi>T</mi>
        </msubsup>
      </mrow>
      <mrow>
        <msub>
          <mi>a</mi>
          <mi mathvariant="italic">kj</mi>
        </msub>
        <mo stretchy="false">+</mo>
        <msubsup>
          <mi>g</mi>
          <mtext>ll</mtext>
          <mi>T</mi>
        </msubsup>
      </mrow>
      <mrow>
        <msub>
          <mi>a</mi>
          <mi mathvariant="italic">lj</mi>
        </msub>
        <mo stretchy="false">=</mo>
        <mi>c</mi>
      </mrow>
      <mrow>
        <msub>
          <mi>a</mi>
          <mi mathvariant="italic">lj</mi>
        </msub>
        <mo stretchy="false">+</mo>
        <mi>s</mi>
      </mrow>
      <msub>
        <mi>a</mi>
        <mi mathvariant="italic">kj</mi>
      </msub>
    </mrow>
    <annotation encoding="StarMath 5.0">a'_lj = sum from { { r = 0 } } to { n-1 } g^T_lr a_rj = g^T_lk a_kj + g^T_"ll" a_lj 
= c a_lj + s a_kj</annotation>
  </semantics>
</math>
</file>

<file path=Object 8/content.xml><?xml version="1.0" encoding="utf-8"?>
<math xmlns="http://www.w3.org/1998/Math/MathML" display="block">
  <semantics>
    <mrow>
      <mi>c</mi>
      <mrow>
        <msub>
          <mi>a</mi>
          <mrow>
            <mrow>
              <mi>k</mi>
              <mo stretchy="false">−</mo>
              <mn>1,</mn>
            </mrow>
            <mi>l</mi>
          </mrow>
        </msub>
        <mo stretchy="false">−</mo>
        <mi>s</mi>
      </mrow>
      <mrow>
        <msub>
          <mi>a</mi>
          <mrow>
            <mrow>
              <mi>k</mi>
              <mo stretchy="false">−</mo>
              <mn>1,</mn>
            </mrow>
            <mi>k</mi>
          </mrow>
        </msub>
        <mo stretchy="false">=</mo>
        <mn>0</mn>
      </mrow>
      <mo stretchy="false">⇒</mo>
      <mrow>
        <mi>s</mi>
        <mo stretchy="false">=</mo>
        <mfrac>
          <msub>
            <mi>a</mi>
            <mrow>
              <mrow>
                <mi>k</mi>
                <mo stretchy="false">−</mo>
                <mn>1,</mn>
              </mrow>
              <mi>l</mi>
            </mrow>
          </msub>
          <mrow>
            <msubsup>
              <mi>a</mi>
              <mrow>
                <mrow>
                  <mi>k</mi>
                  <mo stretchy="false">−</mo>
                  <mn>1,</mn>
                </mrow>
                <mi>l</mi>
              </mrow>
              <mn>2</mn>
            </msubsup>
            <mo stretchy="false">+</mo>
            <msubsup>
              <mi>a</mi>
              <mrow>
                <mrow>
                  <mi>k</mi>
                  <mo stretchy="false">−</mo>
                  <mn>1,</mn>
                </mrow>
                <mi>k</mi>
              </mrow>
              <mn>2</mn>
            </msubsup>
          </mrow>
        </mfrac>
      </mrow>
      <mi>,</mi>
      <mrow>
        <mi>c</mi>
        <mo stretchy="false">=</mo>
        <mfrac>
          <msubsup>
            <mi>a</mi>
            <mrow>
              <mrow>
                <mi>k</mi>
                <mo stretchy="false">−</mo>
                <mn>1,</mn>
              </mrow>
              <mi>k</mi>
            </mrow>
            <mn>2</mn>
          </msubsup>
          <mrow>
            <msubsup>
              <mi>a</mi>
              <mrow>
                <mrow>
                  <mi>k</mi>
                  <mo stretchy="false">−</mo>
                  <mn>1,</mn>
                </mrow>
                <mi>l</mi>
              </mrow>
              <mn>2</mn>
            </msubsup>
            <mo stretchy="false">+</mo>
            <msubsup>
              <mi>a</mi>
              <mrow>
                <mrow>
                  <mi>k</mi>
                  <mo stretchy="false">−</mo>
                  <mn>1,</mn>
                </mrow>
                <mi>k</mi>
              </mrow>
              <mn>2</mn>
            </msubsup>
          </mrow>
        </mfrac>
      </mrow>
    </mrow>
    <annotation encoding="StarMath 5.0">c a_{k-1,l} - s a_{k-1,k} = 0 drarrow s = a_{k-1,l} over { a_{k-1,l}^2 + a_{k-1,k}^2 }, c = a_{k-1,k}^2 over { a_{k-1,l}^2 + a_{k-1,k}^2 }


</annotation>
  </semantics>
</math>
</file>

<file path=Object 80/content.xml><?xml version="1.0" encoding="utf-8"?>
<math xmlns="http://www.w3.org/1998/Math/MathML" display="block">
  <semantics>
    <mrow>
      <mi>Q</mi>
      <mrow>
        <msup>
          <mi>'</mi>
          <mi>T</mi>
        </msup>
        <mo stretchy="false">=</mo>
        <msup>
          <mi>G</mi>
          <mi>T</mi>
        </msup>
      </mrow>
      <msup>
        <mi>Q</mi>
        <mi>T</mi>
      </msup>
    </mrow>
    <annotation encoding="StarMath 5.0">Q'^T = G^T Q^T


</annotation>
  </semantics>
</math>
</file>

<file path=Object 81/content.xml><?xml version="1.0" encoding="utf-8"?>
<math xmlns="http://www.w3.org/1998/Math/MathML" display="block">
  <semantics>
    <mrow>
      <mi>q</mi>
      <mrow>
        <msubsup>
          <mi>'</mi>
          <mi mathvariant="italic">kj</mi>
          <mi>T</mi>
        </msubsup>
        <mo stretchy="false">=</mo>
        <mi>c</mi>
      </mrow>
      <mrow>
        <msubsup>
          <mi>q</mi>
          <mi mathvariant="italic">kj</mi>
          <mi>T</mi>
        </msubsup>
        <mo stretchy="false">−</mo>
        <mi>s</mi>
      </mrow>
      <msubsup>
        <mi>q</mi>
        <mi mathvariant="italic">lj</mi>
        <mi>T</mi>
      </msubsup>
    </mrow>
    <annotation encoding="StarMath 5.0">q'^T_kj = c q^T_kj - s q^T_lj</annotation>
  </semantics>
</math>
</file>

<file path=Object 82/content.xml><?xml version="1.0" encoding="utf-8"?>
<math xmlns="http://www.w3.org/1998/Math/MathML" display="block">
  <semantics>
    <mrow>
      <mi>q</mi>
      <mrow>
        <msubsup>
          <mi>'</mi>
          <mi mathvariant="italic">lj</mi>
          <mi>T</mi>
        </msubsup>
        <mo stretchy="false">=</mo>
        <mi>c</mi>
      </mrow>
      <mrow>
        <msubsup>
          <mi>q</mi>
          <mi mathvariant="italic">lj</mi>
          <mi>T</mi>
        </msubsup>
        <mo stretchy="false">+</mo>
        <mi>s</mi>
      </mrow>
      <msubsup>
        <mi>q</mi>
        <mi mathvariant="italic">kj</mi>
        <mi>T</mi>
      </msubsup>
    </mrow>
    <annotation encoding="StarMath 5.0">q'^T_lj = c q^T_lj + s q^T_kj</annotation>
  </semantics>
</math>
</file>

<file path=Object 83/content.xml><?xml version="1.0" encoding="utf-8"?>
<math xmlns="http://www.w3.org/1998/Math/MathML" display="block">
  <semantics>
    <mrow>
      <mi>a</mi>
      <mrow>
        <msub>
          <mi>'</mi>
          <mi mathvariant="italic">kj</mi>
        </msub>
        <mo stretchy="false">=</mo>
        <mn>0</mn>
      </mrow>
      <mo stretchy="false">⇒</mo>
      <mi>c</mi>
      <mrow>
        <msub>
          <mi>a</mi>
          <mi mathvariant="italic">kj</mi>
        </msub>
        <mo stretchy="false">−</mo>
        <mi>s</mi>
      </mrow>
      <mrow>
        <msub>
          <mi>a</mi>
          <mi mathvariant="italic">lj</mi>
        </msub>
        <mo stretchy="false">=</mo>
        <mn>0</mn>
      </mrow>
      <mo stretchy="false">⇒</mo>
      <mrow>
        <mi>s</mi>
        <mo stretchy="false">=</mo>
        <mfrac>
          <msub>
            <mi>a</mi>
            <mi mathvariant="italic">kj</mi>
          </msub>
          <mrow>
            <msubsup>
              <mi>a</mi>
              <mi mathvariant="italic">lj</mi>
              <mn>2</mn>
            </msubsup>
            <mo stretchy="false">+</mo>
            <msubsup>
              <mi>a</mi>
              <mi mathvariant="italic">kj</mi>
              <mn>2</mn>
            </msubsup>
          </mrow>
        </mfrac>
      </mrow>
      <mi>,</mi>
      <mrow>
        <mi>c</mi>
        <mo stretchy="false">=</mo>
        <mfrac>
          <msub>
            <mi>a</mi>
            <mi mathvariant="italic">lj</mi>
          </msub>
          <mrow>
            <msubsup>
              <mi>a</mi>
              <mi mathvariant="italic">lj</mi>
              <mn>2</mn>
            </msubsup>
            <mo stretchy="false">+</mo>
            <msubsup>
              <mi>a</mi>
              <mi mathvariant="italic">kj</mi>
              <mn>2</mn>
            </msubsup>
          </mrow>
        </mfrac>
      </mrow>
    </mrow>
    <annotation encoding="StarMath 5.0">a'_kj = 0 drarrow c a_kj - s a_lj = 0
drarrow s = a_kj over { a_lj^2 + a_kj^2 }, c = a_lj over { a_lj^2 + a_kj^2 }</annotation>
  </semantics>
</math>
</file>

<file path=Object 84/content.xml><?xml version="1.0" encoding="utf-8"?>
<math xmlns="http://www.w3.org/1998/Math/MathML" display="block">
  <semantics>
    <msub>
      <mi>a</mi>
      <mrow>
        <mi>k</mi>
        <mi>,</mi>
        <mi>l</mi>
      </mrow>
    </msub>
    <annotation encoding="StarMath 5.0">a_{k, l}
</annotation>
  </semantics>
</math>
</file>

<file path=Object 85/content.xml><?xml version="1.0" encoding="utf-8"?>
<math xmlns="http://www.w3.org/1998/Math/MathML" display="block">
  <semantics>
    <msub>
      <mi>a</mi>
      <mrow>
        <mi>k</mi>
        <mi>,</mi>
        <mi>l</mi>
      </mrow>
    </msub>
    <annotation encoding="StarMath 5.0">a_{k, l}
</annotation>
  </semantics>
</math>
</file>

<file path=Object 9/content.xml><?xml version="1.0" encoding="utf-8"?>
<math xmlns="http://www.w3.org/1998/Math/MathML" display="block">
  <semantics>
    <msub>
      <mi>a</mi>
      <mrow>
        <mrow>
          <mi>k</mi>
          <mo stretchy="false">−</mo>
          <mn>1,</mn>
        </mrow>
        <mi>l</mi>
      </mrow>
    </msub>
    <annotation encoding="StarMath 5.0">a_{k-1,l}
</annotation>
  </semantics>
</math>
</file>